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D0000008D9B103226C8CC6FF0.png" manifest:media-type="image/png"/>
  <manifest:file-entry manifest:full-path="Pictures/1000000000000318000000692FD27E0D5F12920D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mic Sans MS" svg:font-family="'Comic Sans MS'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408cm" fo:margin-left="0.309cm" table:align="left" style:writing-mode="lr-tb"/>
    </style:style>
    <style:style style:name="Table1.A" style:family="table-column">
      <style:table-column-properties style:column-width="1.99cm"/>
    </style:style>
    <style:style style:name="Table1.B" style:family="table-column">
      <style:table-column-properties style:column-width="2.117cm"/>
    </style:style>
    <style:style style:name="Table1.C" style:family="table-column">
      <style:table-column-properties style:column-width="2.542cm"/>
    </style:style>
    <style:style style:name="Table1.D" style:family="table-column">
      <style:table-column-properties style:column-width="2.893cm"/>
    </style:style>
    <style:style style:name="Table1.F" style:family="table-column">
      <style:table-column-properties style:column-width="3.974cm"/>
    </style:style>
    <style:style style:name="Table1.1" style:family="table-row">
      <style:table-row-properties style:min-row-height="0.57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3" style:family="table">
      <style:table-properties style:width="16.997cm" fo:margin-left="0cm" table:align="left" style:writing-mode="lr-tb"/>
    </style:style>
    <style:style style:name="Table3.A" style:family="table-column">
      <style:table-column-properties style:column-width="4.593cm"/>
    </style:style>
    <style:style style:name="Table3.B" style:family="table-column">
      <style:table-column-properties style:column-width="12.40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7cm" fo:margin-left="0cm" table:align="left" style:writing-mode="lr-tb"/>
    </style:style>
    <style:style style:name="Table2.A" style:family="table-column">
      <style:table-column-properties style:column-width="4.593cm"/>
    </style:style>
    <style:style style:name="Table2.B" style:family="table-column">
      <style:table-column-properties style:column-width="12.40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7cm" fo:margin-left="0cm" table:align="left" style:writing-mode="lr-tb"/>
    </style:style>
    <style:style style:name="Table4.A" style:family="table-column">
      <style:table-column-properties style:column-width="4.593cm"/>
    </style:style>
    <style:style style:name="Table4.B" style:family="table-column">
      <style:table-column-properties style:column-width="12.4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7cm" fo:margin-left="0cm" table:align="left" style:writing-mode="lr-tb"/>
    </style:style>
    <style:style style:name="Table5.A" style:family="table-column">
      <style:table-column-properties style:column-width="4.593cm"/>
    </style:style>
    <style:style style:name="Table5.B" style:family="table-column">
      <style:table-column-properties style:column-width="12.40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7cm" fo:margin-left="0cm" table:align="left" style:writing-mode="lr-tb"/>
    </style:style>
    <style:style style:name="Table6.A" style:family="table-column">
      <style:table-column-properties style:column-width="4.593cm"/>
    </style:style>
    <style:style style:name="Table6.B" style:family="table-column">
      <style:table-column-properties style:column-width="12.40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7cm" fo:margin-left="0cm" table:align="left" style:writing-mode="lr-tb"/>
    </style:style>
    <style:style style:name="Table7.A" style:family="table-column">
      <style:table-column-properties style:column-width="4.593cm"/>
    </style:style>
    <style:style style:name="Table7.B" style:family="table-column">
      <style:table-column-properties style:column-width="12.4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7cm" fo:margin-left="0cm" table:align="left" style:writing-mode="lr-tb"/>
    </style:style>
    <style:style style:name="Table8.A" style:family="table-column">
      <style:table-column-properties style:column-width="4.593cm"/>
    </style:style>
    <style:style style:name="Table8.B" style:family="table-column">
      <style:table-column-properties style:column-width="12.40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7cm" fo:margin-left="0cm" table:align="left" style:writing-mode="lr-tb"/>
    </style:style>
    <style:style style:name="Table9.A" style:family="table-column">
      <style:table-column-properties style:column-width="4.593cm"/>
    </style:style>
    <style:style style:name="Table9.B" style:family="table-column">
      <style:table-column-properties style:column-width="12.40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7cm" fo:margin-left="0cm" table:align="left" style:writing-mode="lr-tb"/>
    </style:style>
    <style:style style:name="Table10.A" style:family="table-column">
      <style:table-column-properties style:column-width="4.593cm"/>
    </style:style>
    <style:style style:name="Table10.B" style:family="table-column">
      <style:table-column-properties style:column-width="12.40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7cm" fo:margin-left="0cm" table:align="left" style:writing-mode="lr-tb"/>
    </style:style>
    <style:style style:name="Table11.A" style:family="table-column">
      <style:table-column-properties style:column-width="4.593cm"/>
    </style:style>
    <style:style style:name="Table11.B" style:family="table-column">
      <style:table-column-properties style:column-width="12.40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7cm" fo:margin-left="0cm" table:align="left" style:writing-mode="lr-tb"/>
    </style:style>
    <style:style style:name="Table14.A" style:family="table-column">
      <style:table-column-properties style:column-width="4.593cm"/>
    </style:style>
    <style:style style:name="Table14.B" style:family="table-column">
      <style:table-column-properties style:column-width="12.404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7cm" fo:margin-left="0cm" table:align="left" style:writing-mode="lr-tb"/>
    </style:style>
    <style:style style:name="Table12.A" style:family="table-column">
      <style:table-column-properties style:column-width="4.593cm"/>
    </style:style>
    <style:style style:name="Table12.B" style:family="table-column">
      <style:table-column-properties style:column-width="12.404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7cm" fo:margin-left="0cm" table:align="left" style:writing-mode="lr-tb"/>
    </style:style>
    <style:style style:name="Table13.A" style:family="table-column">
      <style:table-column-properties style:column-width="4.593cm"/>
    </style:style>
    <style:style style:name="Table13.B" style:family="table-column">
      <style:table-column-properties style:column-width="12.404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7cm" fo:margin-left="0cm" table:align="left" style:writing-mode="lr-tb"/>
    </style:style>
    <style:style style:name="Table15.A" style:family="table-column">
      <style:table-column-properties style:column-width="4.593cm"/>
    </style:style>
    <style:style style:name="Table15.B" style:family="table-column">
      <style:table-column-properties style:column-width="12.404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997cm" fo:margin-left="0cm" table:align="left" style:writing-mode="lr-tb"/>
    </style:style>
    <style:style style:name="Table16.A" style:family="table-column">
      <style:table-column-properties style:column-width="4.593cm"/>
    </style:style>
    <style:style style:name="Table16.B" style:family="table-column">
      <style:table-column-properties style:column-width="12.404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97cm" fo:margin-left="0cm" table:align="left" style:writing-mode="lr-tb"/>
    </style:style>
    <style:style style:name="Table17.A" style:family="table-column">
      <style:table-column-properties style:column-width="4.593cm"/>
    </style:style>
    <style:style style:name="Table17.B" style:family="table-column">
      <style:table-column-properties style:column-width="12.404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997cm" fo:margin-left="0cm" table:align="left" style:writing-mode="lr-tb"/>
    </style:style>
    <style:style style:name="Table18.A" style:family="table-column">
      <style:table-column-properties style:column-width="4.593cm"/>
    </style:style>
    <style:style style:name="Table18.B" style:family="table-column">
      <style:table-column-properties style:column-width="12.404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997cm" fo:margin-left="0cm" table:align="left" style:writing-mode="lr-tb"/>
    </style:style>
    <style:style style:name="Table19.A" style:family="table-column">
      <style:table-column-properties style:column-width="4.593cm"/>
    </style:style>
    <style:style style:name="Table19.B" style:family="table-column">
      <style:table-column-properties style:column-width="12.404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997cm" fo:margin-left="0cm" table:align="left" style:writing-mode="lr-tb"/>
    </style:style>
    <style:style style:name="Table20.A" style:family="table-column">
      <style:table-column-properties style:column-width="4.593cm"/>
    </style:style>
    <style:style style:name="Table20.B" style:family="table-column">
      <style:table-column-properties style:column-width="12.404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.152cm" fo:margin-right="0cm" fo:margin-top="0.106cm" fo:margin-bottom="0cm" style:contextual-spacing="false" fo:line-height="200%" fo:text-indent="0cm" style:auto-text-indent="false">
        <style:tab-stops>
          <style:tab-stop style:position="16.828cm" style:type="right"/>
        </style:tab-stops>
      </style:paragraph-properties>
      <style:text-properties officeooo:paragraph-rsid="0003245c"/>
    </style:style>
    <style:style style:name="P2" style:family="paragraph" style:parent-style-name="Header">
      <style:paragraph-properties fo:margin-left="0cm" fo:margin-right="0cm" fo:text-indent="0cm" style:auto-text-indent="false"/>
    </style:style>
    <style:style style:name="P3" style:family="paragraph" style:parent-style-name="Footer">
      <style:paragraph-properties fo:margin-left="0cm" fo:margin-right="0cm" fo:text-indent="0cm" style:auto-text-indent="false"/>
      <style:text-properties fo:color="#ff0000" loext:opacity="100%" style:font-name="Comic Sans MS" fo:font-size="8pt" style:font-size-asian="8pt" style:font-name-complex="Comic Sans MS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officeooo:rsid="0012b9e0" officeooo:paragraph-rsid="0012b9e0" style:font-weight-asian="bold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Arial" fo:font-size="16pt" fo:language="en" fo:country="US" fo:font-weight="bold" officeooo:rsid="0003245c" officeooo:paragraph-rsid="0003245c" style:font-name-asian="Times New Roman" style:font-size-asian="16pt" style:font-weight-asian="bold" style:font-name-complex="Arial" style:font-size-complex="10pt" style:language-complex="ar" style:country-complex="SA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en" fo:country="US" officeooo:rsid="00039f0b" officeooo:paragraph-rsid="00039f0b" style:font-name-asian="Times New Roman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03245c" officeooo:paragraph-rsid="0003245c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e00f3" officeooo:paragraph-rsid="000e00f3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e00f3" officeooo:paragraph-rsid="000eb6ba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e00f3" officeooo:paragraph-rsid="00106fec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e00f3" officeooo:paragraph-rsid="0010a29f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0a29f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0dab8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2b9e0" officeooo:paragraph-rsid="0012b9e0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2b9e0"/>
    </style:style>
    <style:style style:name="P19" style:family="paragraph" style:parent-style-name="Standard">
      <style:paragraph-properties fo:margin-left="0cm" fo:margin-right="0cm" fo:text-indent="0cm" style:auto-text-indent="false" fo:break-before="page"/>
      <style:text-properties fo:font-weight="bold" style:font-weight-asian="bold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rsid="000e00f3" officeooo:paragraph-rsid="0012f74c"/>
    </style:style>
    <style:style style:name="P21" style:family="paragraph" style:parent-style-name="Footer">
      <style:paragraph-properties fo:text-align="center" style:justify-single-word="false"/>
      <style:text-properties fo:color="#ff0000" loext:opacity="100%" style:font-name="Comic Sans MS" style:font-name-complex="Comic Sans MS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Footer">
      <style:paragraph-properties fo:margin-left="0cm" fo:margin-right="0.152cm" fo:text-indent="0cm" style:auto-text-indent="false">
        <style:tab-stops>
          <style:tab-stop style:position="12.224cm" style:type="right"/>
        </style:tab-stops>
      </style:paragraph-properties>
    </style:style>
    <style:style style:name="P24" style:family="paragraph" style:parent-style-name="Footer">
      <style:paragraph-properties fo:margin-left="0.159cm" fo:margin-right="0cm" fo:margin-top="0.423cm" fo:margin-bottom="0cm" style:contextual-spacing="false" fo:text-align="center" style:justify-single-word="false" fo:text-indent="0cm" style:auto-text-indent="false"/>
      <style:text-properties fo:color="#999999" loext:opacity="100%" fo:font-size="8pt" style:font-size-asian="8pt"/>
    </style:style>
    <style:style style:name="P25" style:family="paragraph" style:parent-style-name="Footer">
      <style:paragraph-properties fo:margin-left="0.159cm" fo:margin-right="0cm" fo:text-indent="0cm" style:auto-text-indent="false"/>
    </style:style>
    <style:style style:name="P26" style:family="paragraph" style:parent-style-name="Caption">
      <style:paragraph-properties fo:margin-top="0cm" fo:margin-bottom="0cm" style:contextual-spacing="false" fo:text-align="justify" style:justify-single-word="false"/>
      <style:text-properties fo:font-weight="normal" style:font-weight-asian="normal"/>
    </style:style>
    <style:style style:name="P27" style:family="paragraph" style:parent-style-name="Footer">
      <style:paragraph-properties fo:margin-top="0cm" fo:margin-bottom="0cm" style:contextual-spacing="false" fo:text-align="justify" style:justify-single-word="false">
        <style:tab-stops>
          <style:tab-stop style:position="0cm"/>
        </style:tab-stops>
      </style:paragraph-properties>
    </style:style>
    <style:style style:name="P28" style:family="paragraph" style:parent-style-name="Contents_20_1">
      <style:paragraph-properties fo:margin-top="0.212cm" fo:margin-bottom="0cm" style:contextual-spacing="false">
        <style:tab-stops>
          <style:tab-stop style:position="0.794cm"/>
          <style:tab-stop style:position="16.958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 fo:margin-top="0.212cm" fo:margin-bottom="0cm" style:contextual-spacing="false"/>
    </style:style>
    <style:style style:name="P30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"/>
    </style:style>
    <style:style style:name="P31" style:family="paragraph" style:parent-style-name="Standard">
      <style:paragraph-properties fo:text-align="justify" style:justify-single-word="false" fo:break-before="page"/>
      <style:text-properties fo:color="#808080" loext:opacity="100%"/>
    </style:style>
    <style:style style:name="P3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0e00f3" officeooo:paragraph-rsid="000e00f3" style:font-weight-asian="bold" style:font-weight-complex="bold"/>
    </style:style>
    <style:style style:name="P34" style:family="paragraph" style:parent-style-name="Standard">
      <style:paragraph-properties fo:text-align="end" style:justify-single-word="false"/>
      <style:text-properties fo:color="#0000ff" loext:opacity="100%" fo:font-weight="bold" style:font-weight-asian="bold"/>
    </style:style>
    <style:style style:name="P35" style:family="paragraph" style:parent-style-name="Standard">
      <style:paragraph-properties fo:text-align="end" style:justify-single-word="false"/>
      <style:text-properties fo:color="#0000ff" loext:opacity="100%"/>
    </style:style>
    <style:style style:name="P36" style:family="paragraph" style:parent-style-name="Standard">
      <style:paragraph-properties fo:text-align="end" style:justify-single-word="false"/>
      <style:text-properties fo:color="#0000ff" loext:opacity="100%" fo:font-size="20pt" fo:font-weight="bold" style:font-size-asian="20pt" style:font-weight-asian="bold"/>
    </style:style>
    <style:style style:name="P37" style:family="paragraph" style:parent-style-name="Standard">
      <style:paragraph-properties fo:text-align="center" style:justify-single-word="false"/>
      <style:text-properties fo:color="#333333" loext:opacity="100%" fo:font-size="20pt" fo:font-weight="bold" style:font-size-asian="20pt" style:font-weight-asian="bold"/>
    </style:style>
    <style:style style:name="P38" style:family="paragraph" style:parent-style-name="Standard">
      <style:paragraph-properties fo:text-align="end" style:justify-single-word="false"/>
      <style:text-properties fo:color="#808080" loext:opacity="100%"/>
    </style:style>
    <style:style style:name="P39" style:family="paragraph" style:parent-style-name="Standard">
      <style:text-properties fo:font-size="14pt" fo:font-weight="bold" style:font-size-asian="14pt" style:font-weight-asian="bold"/>
    </style:style>
    <style:style style:name="P4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41" style:family="paragraph" style:parent-style-name="Standard">
      <style:paragraph-properties fo:text-align="center" style:justify-single-word="false">
        <style:tab-stops>
          <style:tab-stop style:position="1.27cm"/>
        </style:tab-stops>
      </style:paragraph-properties>
      <style:text-properties fo:font-size="14pt" fo:font-weight="bold" style:font-size-asian="14pt" style:font-weight-asian="bold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text-properties officeooo:paragraph-rsid="0003d463"/>
    </style:style>
    <style:style style:name="P45" style:family="paragraph" style:parent-style-name="Standard">
      <style:text-properties officeooo:rsid="0004ce49" officeooo:paragraph-rsid="0004ce49"/>
    </style:style>
    <style:style style:name="P46" style:family="paragraph" style:parent-style-name="Standard">
      <style:text-properties officeooo:paragraph-rsid="0004ce49"/>
    </style:style>
    <style:style style:name="P47" style:family="paragraph" style:parent-style-name="Standard">
      <style:text-properties officeooo:rsid="00095b18" officeooo:paragraph-rsid="00095b18"/>
    </style:style>
    <style:style style:name="P48" style:family="paragraph" style:parent-style-name="Standard">
      <style:text-properties officeooo:paragraph-rsid="000cd822"/>
    </style:style>
    <style:style style:name="P49" style:family="paragraph" style:parent-style-name="Standard">
      <style:text-properties officeooo:rsid="000cd822" officeooo:paragraph-rsid="000cd822"/>
    </style:style>
    <style:style style:name="P50" style:family="paragraph" style:parent-style-name="Standard">
      <style:paragraph-properties fo:text-align="justify" style:justify-single-word="false"/>
      <style:text-properties officeooo:rsid="000e00f3" officeooo:paragraph-rsid="000e00f3"/>
    </style:style>
    <style:style style:name="P51" style:family="paragraph" style:parent-style-name="Standard">
      <style:text-properties officeooo:paragraph-rsid="0010a29f"/>
    </style:style>
    <style:style style:name="P52" style:family="paragraph" style:parent-style-name="Standard">
      <style:text-properties officeooo:paragraph-rsid="0010dab8"/>
    </style:style>
    <style:style style:name="P53" style:family="paragraph" style:parent-style-name="Standard">
      <style:text-properties officeooo:paragraph-rsid="0012b9e0"/>
    </style:style>
    <style:style style:name="P54" style:family="paragraph" style:parent-style-name="Standard">
      <style:text-properties officeooo:rsid="001a3f45" officeooo:paragraph-rsid="001a3f45"/>
    </style:style>
    <style:style style:name="P55" style:family="paragraph" style:parent-style-name="Standard">
      <style:paragraph-properties fo:margin-left="3.81cm" fo:margin-right="0cm" fo:text-indent="0cm" style:auto-text-indent="false"/>
    </style:style>
    <style:style style:name="P56" style:family="paragraph" style:parent-style-name="Standard">
      <style:paragraph-properties fo:margin-left="11.43cm" fo:margin-right="0cm" fo:text-align="end" style:justify-single-word="false" fo:text-indent="1.27cm" style:auto-text-indent="false"/>
      <style:text-properties fo:color="#808080" loext:opacity="100%"/>
    </style:style>
    <style:style style:name="P57" style:family="paragraph" style:parent-style-name="Standard">
      <style:paragraph-properties fo:margin-left="0.318cm" fo:margin-right="0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58" style:family="paragraph" style:parent-style-name="Standard">
      <style:paragraph-properties fo:margin-left="-0.032cm" fo:margin-right="0cm" fo:text-indent="0cm" style:auto-text-indent="false"/>
    </style:style>
    <style:style style:name="P59" style:family="paragraph" style:parent-style-name="Standard">
      <style:paragraph-properties fo:margin-left="-0.032cm" fo:margin-right="0cm" fo:text-indent="0cm" style:auto-text-indent="false"/>
      <style:text-properties officeooo:rsid="0003245c" officeooo:paragraph-rsid="0003245c"/>
    </style:style>
    <style:style style:name="P60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officeooo:paragraph-rsid="0004ce49"/>
    </style:style>
    <style:style style:name="P62" style:family="paragraph" style:parent-style-name="Table_20_Contents">
      <style:paragraph-properties fo:text-align="justify" style:justify-single-word="false"/>
      <style:text-properties officeooo:paragraph-rsid="0012b9e0"/>
    </style:style>
    <style:style style:name="P63" style:family="paragraph" style:parent-style-name="Table_20_Contents">
      <style:paragraph-properties fo:text-align="justify" style:justify-single-word="false"/>
      <style:text-properties officeooo:rsid="000e00f3" officeooo:paragraph-rsid="000e00f3"/>
    </style:style>
    <style:style style:name="P64" style:family="paragraph" style:parent-style-name="Table_20_Contents">
      <style:paragraph-properties fo:text-align="justify" style:justify-single-word="false"/>
      <style:text-properties officeooo:rsid="000e00f3" officeooo:paragraph-rsid="000eb6ba"/>
    </style:style>
    <style:style style:name="P65" style:family="paragraph" style:parent-style-name="Table_20_Contents">
      <style:paragraph-properties fo:text-align="justify" style:justify-single-word="false"/>
      <style:text-properties officeooo:rsid="000e00f3" officeooo:paragraph-rsid="00106fec"/>
    </style:style>
    <style:style style:name="P66" style:family="paragraph" style:parent-style-name="Table_20_Contents">
      <style:paragraph-properties fo:text-align="justify" style:justify-single-word="false"/>
      <style:text-properties officeooo:rsid="000e00f3" officeooo:paragraph-rsid="0010a29f"/>
    </style:style>
    <style:style style:name="P67" style:family="paragraph" style:parent-style-name="Table_20_Contents">
      <style:paragraph-properties fo:text-align="justify" style:justify-single-word="false"/>
      <style:text-properties officeooo:rsid="000e00f3" officeooo:paragraph-rsid="0010dab8"/>
    </style:style>
    <style:style style:name="P68" style:family="paragraph" style:parent-style-name="Table_20_Contents">
      <style:paragraph-properties fo:text-align="justify" style:justify-single-word="false"/>
      <style:text-properties officeooo:rsid="000e00f3" officeooo:paragraph-rsid="0012b9e0"/>
    </style:style>
    <style:style style:name="P69" style:family="paragraph" style:parent-style-name="Table_20_Contents">
      <style:paragraph-properties fo:text-align="justify" style:justify-single-word="false"/>
      <style:text-properties officeooo:rsid="000e00f3" officeooo:paragraph-rsid="0012f74c"/>
    </style:style>
    <style:style style:name="P70" style:family="paragraph" style:parent-style-name="Table_20_Contents">
      <style:paragraph-properties fo:text-align="justify" style:justify-single-word="false"/>
      <style:text-properties officeooo:rsid="000e00f3" officeooo:paragraph-rsid="001a3f45"/>
    </style:style>
    <style:style style:name="P71" style:family="paragraph" style:parent-style-name="Table_20_Contents">
      <style:paragraph-properties fo:text-align="start" style:justify-single-word="false"/>
      <style:text-properties officeooo:rsid="000e00f3" officeooo:paragraph-rsid="000e00f3"/>
    </style:style>
    <style:style style:name="P72" style:family="paragraph" style:parent-style-name="Table_20_Contents">
      <style:paragraph-properties fo:text-align="start" style:justify-single-word="false"/>
      <style:text-properties officeooo:rsid="000e00f3" officeooo:paragraph-rsid="000eb6ba"/>
    </style:style>
    <style:style style:name="P73" style:family="paragraph" style:parent-style-name="Table_20_Contents">
      <style:paragraph-properties fo:text-align="start" style:justify-single-word="false"/>
      <style:text-properties officeooo:rsid="000e00f3" officeooo:paragraph-rsid="00106fec"/>
    </style:style>
    <style:style style:name="P74" style:family="paragraph" style:parent-style-name="Table_20_Contents">
      <style:paragraph-properties fo:text-align="start" style:justify-single-word="false"/>
      <style:text-properties officeooo:rsid="000e00f3" officeooo:paragraph-rsid="0010a29f"/>
    </style:style>
    <style:style style:name="P75" style:family="paragraph" style:parent-style-name="Table_20_Contents">
      <style:paragraph-properties fo:text-align="start" style:justify-single-word="false"/>
      <style:text-properties officeooo:rsid="000e00f3" officeooo:paragraph-rsid="0010dab8"/>
    </style:style>
    <style:style style:name="P76" style:family="paragraph" style:parent-style-name="Table_20_Contents">
      <style:paragraph-properties fo:text-align="start" style:justify-single-word="false"/>
      <style:text-properties officeooo:rsid="000e00f3" officeooo:paragraph-rsid="0012b9e0"/>
    </style:style>
    <style:style style:name="P77" style:family="paragraph" style:parent-style-name="Table_20_Contents">
      <style:paragraph-properties fo:text-align="start" style:justify-single-word="false"/>
      <style:text-properties officeooo:rsid="000e00f3" officeooo:paragraph-rsid="001a3f45"/>
    </style:style>
    <style:style style:name="P78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0e00f3" officeooo:paragraph-rsid="000e00f3" style:font-name-asian="Times New Roman" style:font-size-asian="10pt" style:font-name-complex="Arial" style:font-size-complex="10pt" style:language-complex="ar" style:country-complex="SA"/>
    </style:style>
    <style:style style:name="P79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0eb6ba" officeooo:paragraph-rsid="000eb6ba" style:font-name-asian="Times New Roman" style:font-size-asian="10pt" style:font-name-complex="Arial" style:font-size-complex="10pt" style:language-complex="ar" style:country-complex="SA"/>
    </style:style>
    <style:style style:name="P80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6fec" officeooo:paragraph-rsid="00106fec" style:font-name-asian="Times New Roman" style:font-size-asian="10pt" style:font-name-complex="Arial" style:font-size-complex="10pt" style:language-complex="ar" style:country-complex="SA"/>
    </style:style>
    <style:style style:name="P81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6fec" officeooo:paragraph-rsid="0010a29f" style:font-name-asian="Times New Roman" style:font-size-asian="10pt" style:font-name-complex="Arial" style:font-size-complex="10pt" style:language-complex="ar" style:country-complex="SA"/>
    </style:style>
    <style:style style:name="P82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6fec" officeooo:paragraph-rsid="0010dab8" style:font-name-asian="Times New Roman" style:font-size-asian="10pt" style:font-name-complex="Arial" style:font-size-complex="10pt" style:language-complex="ar" style:country-complex="SA"/>
    </style:style>
    <style:style style:name="P83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6fec" officeooo:paragraph-rsid="0012b9e0" style:font-name-asian="Times New Roman" style:font-size-asian="10pt" style:font-name-complex="Arial" style:font-size-complex="10pt" style:language-complex="ar" style:country-complex="SA"/>
    </style:style>
    <style:style style:name="P84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6fec" officeooo:paragraph-rsid="001a3f45" style:font-name-asian="Times New Roman" style:font-size-asian="10pt" style:font-name-complex="Arial" style:font-size-complex="10pt" style:language-complex="ar" style:country-complex="SA"/>
    </style:style>
    <style:style style:name="P85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a29f" officeooo:paragraph-rsid="0010a29f" style:font-name-asian="Times New Roman" style:font-size-asian="10pt" style:font-name-complex="Arial" style:font-size-complex="10pt" style:language-complex="ar" style:country-complex="SA"/>
    </style:style>
    <style:style style:name="P86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a29f" officeooo:paragraph-rsid="0010dab8" style:font-name-asian="Times New Roman" style:font-size-asian="10pt" style:font-name-complex="Arial" style:font-size-complex="10pt" style:language-complex="ar" style:country-complex="SA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dab8" officeooo:paragraph-rsid="0010dab8" style:font-name-asian="Times New Roman" style:font-size-asian="10pt" style:font-name-complex="Arial" style:font-size-complex="10pt" style:language-complex="ar" style:country-complex="SA"/>
    </style:style>
    <style:style style:name="P88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dab8" officeooo:paragraph-rsid="0012b9e0" style:font-name-asian="Times New Roman" style:font-size-asian="10pt" style:font-name-complex="Arial" style:font-size-complex="10pt" style:language-complex="ar" style:country-complex="SA"/>
    </style:style>
    <style:style style:name="P89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0dab8" officeooo:paragraph-rsid="001a3f45" style:font-name-asian="Times New Roman" style:font-size-asian="10pt" style:font-name-complex="Arial" style:font-size-complex="10pt" style:language-complex="ar" style:country-complex="SA"/>
    </style:style>
    <style:style style:name="P90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2b9e0" officeooo:paragraph-rsid="0012b9e0" style:font-name-asian="Times New Roman" style:font-size-asian="10pt" style:font-name-complex="Arial" style:font-size-complex="10pt" style:language-complex="ar" style:country-complex="SA"/>
    </style:style>
    <style:style style:name="P91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2f74c" officeooo:paragraph-rsid="0012f74c" style:font-name-asian="Times New Roman" style:font-size-asian="10pt" style:font-name-complex="Arial" style:font-size-complex="10pt" style:language-complex="ar" style:country-complex="SA"/>
    </style:style>
    <style:style style:name="P92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4f26e" officeooo:paragraph-rsid="0014f26e" style:font-name-asian="Times New Roman" style:font-size-asian="10pt" style:font-name-complex="Arial" style:font-size-complex="10pt" style:language-complex="ar" style:country-complex="SA"/>
    </style:style>
    <style:style style:name="P93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language="en" fo:country="US" officeooo:rsid="0014f26e" officeooo:paragraph-rsid="001a3f45" style:font-name-asian="Times New Roman" style:font-size-asian="10pt" style:font-name-complex="Arial" style:font-size-complex="10pt" style:language-complex="ar" style:country-complex="SA"/>
    </style:style>
    <style:style style:name="P94" style:family="paragraph" style:parent-style-name="Table_20_Contents">
      <style:paragraph-properties fo:text-align="justify" style:justify-single-word="false"/>
      <style:text-properties officeooo:rsid="000eb6ba" officeooo:paragraph-rsid="000eb6ba"/>
    </style:style>
    <style:style style:name="P95" style:family="paragraph" style:parent-style-name="Table_20_Contents">
      <style:paragraph-properties fo:text-align="justify" style:justify-single-word="false"/>
      <style:text-properties officeooo:rsid="00106fec" officeooo:paragraph-rsid="00106fec"/>
    </style:style>
    <style:style style:name="P96" style:family="paragraph" style:parent-style-name="Table_20_Contents">
      <style:paragraph-properties fo:text-align="justify" style:justify-single-word="false"/>
      <style:text-properties officeooo:rsid="0010a29f" officeooo:paragraph-rsid="0010a29f"/>
    </style:style>
    <style:style style:name="P97" style:family="paragraph" style:parent-style-name="Table_20_Contents">
      <style:paragraph-properties fo:text-align="justify" style:justify-single-word="false"/>
      <style:text-properties officeooo:rsid="0010dab8" officeooo:paragraph-rsid="0010dab8"/>
    </style:style>
    <style:style style:name="P98" style:family="paragraph" style:parent-style-name="Table_20_Contents">
      <style:paragraph-properties fo:text-align="justify" style:justify-single-word="false"/>
      <style:text-properties officeooo:rsid="0012f74c" officeooo:paragraph-rsid="0012f74c"/>
    </style:style>
    <style:style style:name="P99" style:family="paragraph" style:parent-style-name="Table_20_Contents">
      <style:paragraph-properties fo:text-align="justify" style:justify-single-word="false"/>
      <style:text-properties officeooo:rsid="0012f74c" officeooo:paragraph-rsid="0014f26e"/>
    </style:style>
    <style:style style:name="P100" style:family="paragraph" style:parent-style-name="Table_20_Contents">
      <style:paragraph-properties fo:text-align="justify" style:justify-single-word="false"/>
      <style:text-properties officeooo:rsid="0012f74c" officeooo:paragraph-rsid="001a3f45"/>
    </style:style>
    <style:style style:name="P101" style:family="paragraph" style:parent-style-name="Table_20_Contents">
      <style:paragraph-properties fo:text-align="justify" style:justify-single-word="false"/>
      <style:text-properties officeooo:rsid="001a3f45" officeooo:paragraph-rsid="001a3f45"/>
    </style:style>
    <style:style style:name="P102" style:family="paragraph" style:parent-style-name="Table_20_Contents">
      <style:paragraph-properties fo:text-align="justify" style:justify-single-word="false"/>
      <style:text-properties officeooo:rsid="0012f74c" officeooo:paragraph-rsid="0012f74c"/>
    </style:style>
    <style:style style:name="P103" style:family="paragraph" style:parent-style-name="Table_20_Contents">
      <style:paragraph-properties fo:text-align="justify" style:justify-single-word="false"/>
      <style:text-properties officeooo:rsid="001a3f45" officeooo:paragraph-rsid="001a3f45"/>
    </style:style>
    <style:style style:name="P104" style:family="paragraph" style:parent-style-name="Footer" style:master-page-name="Standard">
      <style:paragraph-properties fo:margin-top="0cm" fo:margin-bottom="0cm" style:contextual-spacing="false" fo:text-align="justify" style:justify-single-word="false" style:page-number="auto">
        <style:tab-stops>
          <style:tab-stop style:position="0cm"/>
        </style:tab-stops>
      </style:paragraph-properties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2">
      <style:text-properties officeooo:paragraph-rsid="0010a29f"/>
    </style:style>
    <style:style style:name="P107" style:family="paragraph" style:parent-style-name="Heading_20_2">
      <style:text-properties officeooo:paragraph-rsid="0010dab8"/>
    </style:style>
    <style:style style:name="P108" style:family="paragraph" style:parent-style-name="Heading_20_2">
      <style:text-properties officeooo:paragraph-rsid="0012b9e0"/>
    </style:style>
    <style:style style:name="P109" style:family="paragraph" style:parent-style-name="Heading_20_2">
      <style:text-properties officeooo:paragraph-rsid="001a3f45"/>
    </style:style>
    <style:style style:name="P110" style:family="paragraph" style:parent-style-name="Heading_20_2">
      <style:paragraph-properties fo:margin-left="0cm" fo:margin-right="0cm" fo:text-indent="0cm" style:auto-text-indent="false"/>
      <style:text-properties officeooo:paragraph-rsid="001a3f45"/>
    </style:style>
    <style:style style:name="P111" style:family="paragraph" style:parent-style-name="Heading_20_3" style:list-style-name="WW8Num9"/>
    <style:style style:name="P112" style:family="paragraph" style:parent-style-name="Heading_20_3" style:list-style-name="WW8Num1"/>
    <style:style style:name="P113" style:family="paragraph" style:parent-style-name="Standard" style:list-style-name="L1"/>
    <style:style style:name="P114" style:family="paragraph" style:parent-style-name="Standard" style:list-style-name="L1">
      <style:text-properties officeooo:rsid="00106fec" officeooo:paragraph-rsid="00106fec"/>
    </style:style>
    <style:style style:name="P115" style:family="paragraph" style:parent-style-name="Standard" style:list-style-name="L1">
      <style:text-properties officeooo:rsid="00095b18" officeooo:paragraph-rsid="00095b18"/>
    </style:style>
    <style:style style:name="P116" style:family="paragraph" style:parent-style-name="Standard" style:list-style-name="L1">
      <style:text-properties officeooo:rsid="000b38c0" officeooo:paragraph-rsid="000b38c0"/>
    </style:style>
    <style:style style:name="P117" style:family="paragraph" style:parent-style-name="Standard">
      <style:text-properties fo:font-size="10pt" officeooo:rsid="000cd822" officeooo:paragraph-rsid="000cd822" style:font-size-asian="10pt" style:font-size-complex="10pt"/>
    </style:style>
    <style:style style:name="P1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ff0000" loext:opacity="100%"/>
    </style:style>
    <style:style style:name="T2" style:family="text">
      <style:text-properties fo:color="#808080" loext:opacity="100%" style:text-underline-style="solid" style:text-underline-width="auto" style:text-underline-color="font-color"/>
    </style:style>
    <style:style style:name="T3" style:family="text">
      <style:text-properties fo:color="#808080" loext:opacity="100%" style:text-underline-style="solid" style:text-underline-width="auto" style:text-underline-color="font-color" officeooo:rsid="0003245c"/>
    </style:style>
    <style:style style:name="T4" style:family="text">
      <style:text-properties fo:color="#808080" loext:opacity="100%" fo:font-size="8pt" fo:language="fr" fo:country="FR" style:font-size-asian="8pt"/>
    </style:style>
    <style:style style:name="T5" style:family="text">
      <style:text-properties fo:color="#808080" loext:opacity="100%" fo:font-size="8pt" style:font-size-asian="8pt"/>
    </style:style>
    <style:style style:name="T6" style:family="text">
      <style:text-properties fo:color="#808080" loext:opacity="100%" fo:language="fr" fo:country="FR"/>
    </style:style>
    <style:style style:name="T7" style:family="text">
      <style:text-properties fo:font-size="12pt" fo:font-weight="normal" style:font-size-asian="12pt" style:font-weight-asian="normal"/>
    </style:style>
    <style:style style:name="T8" style:family="text">
      <style:text-properties fo:font-size="12pt" fo:font-style="normal" style:font-size-asian="12pt" style:font-style-asian="normal"/>
    </style:style>
    <style:style style:name="T9" style:family="text">
      <style:text-properties fo:font-size="12pt" style:font-size-asian="12pt"/>
    </style:style>
    <style:style style:name="T10" style:family="text">
      <style:text-properties fo:font-weight="normal" style:font-weight-asian="normal"/>
    </style:style>
    <style:style style:name="T11" style:family="text">
      <style:text-properties fo:language="none" fo:country="none" style:language-asian="none" style:country-asian="none"/>
    </style:style>
    <style:style style:name="T12" style:family="text">
      <style:text-properties fo:language="none" fo:country="none" fo:font-weight="normal" style:language-asian="none" style:country-asian="none" style:font-weight-asian="normal"/>
    </style:style>
    <style:style style:name="T13" style:family="text">
      <style:text-properties officeooo:rsid="0003245c"/>
    </style:style>
    <style:style style:name="T14" style:family="text">
      <style:text-properties officeooo:rsid="0003d463"/>
    </style:style>
    <style:style style:name="T15" style:family="text">
      <style:text-properties officeooo:rsid="0004ce49"/>
    </style:style>
    <style:style style:name="T16" style:family="text"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0pt" fo:language="en" fo:country="US" officeooo:rsid="0004ce49" style:font-name-asian="Times New Roman" style:font-size-asian="10pt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0pt" fo:language="en" fo:country="US" officeooo:rsid="00095b18" style:font-name-asian="Times New Roman" style:font-size-asian="10pt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0pt" fo:language="en" fo:country="US" officeooo:rsid="000b38c0" style:font-name-asian="Times New Roman" style:font-size-asian="10pt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0pt" fo:language="en" fo:country="US" officeooo:rsid="000cd822" style:font-name-asian="Times New Roman" style:font-size-asian="10pt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0pt" fo:language="en" fo:country="US" officeooo:rsid="000eb6ba" style:font-name-asian="Times New Roman" style:font-size-asian="10pt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0pt" fo:language="en" fo:country="US" officeooo:rsid="00106fec" style:font-name-asian="Times New Roman" style:font-size-asian="10pt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0pt" fo:language="en" fo:country="US" officeooo:rsid="0010dab8" style:font-name-asian="Times New Roman" style:font-size-asian="10pt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0pt" fo:language="en" fo:country="US" officeooo:rsid="0012b9e0" style:font-name-asian="Times New Roman" style:font-size-asian="10pt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0pt" fo:language="en" fo:country="US" officeooo:rsid="0012f74c" style:font-name-asian="Times New Roman" style:font-size-asian="10pt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0pt" fo:language="en" fo:country="US" officeooo:rsid="001a3f45" style:font-name-asian="Times New Roman" style:font-size-asian="10pt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fo:language="en" fo:country="US" fo:font-style="normal" officeooo:rsid="0004ce49" style:font-name-asian="Times New Roman" style:font-size-asian="10pt" style:font-style-asian="normal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fo:font-style="normal" style:font-size-asian="10pt" style:font-style-asian="normal" style:font-name-complex="Arial" style:font-size-complex="10pt"/>
    </style:style>
    <style:style style:name="T29" style:family="text">
      <style:text-properties style:use-window-font-color="true" loext:opacity="0%" style:font-name="Arial" fo:font-size="10pt" fo:font-style="normal" officeooo:rsid="0004ce49" style:font-size-asian="10pt" style:font-style-asian="normal" style:font-name-complex="Arial" style:font-size-complex="10pt"/>
    </style:style>
    <style:style style:name="T30" style:family="text">
      <style:text-properties style:use-window-font-color="true" loext:opacity="0%" style:font-name="Arial" fo:font-size="10pt" fo:font-style="normal" style:font-name-asian="Arial" style:font-size-asian="10pt" style:font-style-asian="normal" style:font-name-complex="Arial" style:font-size-complex="10pt"/>
    </style:style>
    <style:style style:name="T31" style:family="text">
      <style:text-properties officeooo:rsid="00095b18"/>
    </style:style>
    <style:style style:name="T32" style:family="text">
      <style:text-properties officeooo:rsid="000b38c0"/>
    </style:style>
    <style:style style:name="T33" style:family="text">
      <style:text-properties officeooo:rsid="000cd822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0b38c0" style:font-size-asian="10pt" style:font-size-complex="10pt"/>
    </style:style>
    <style:style style:name="T36" style:family="text">
      <style:text-properties fo:font-size="10pt" officeooo:rsid="000cd822" style:font-size-asian="10pt" style:font-size-complex="10pt"/>
    </style:style>
    <style:style style:name="T37" style:family="text">
      <style:text-properties fo:font-size="10pt" officeooo:rsid="0012b9e0" style:font-size-asian="10pt" style:font-size-complex="10pt"/>
    </style:style>
    <style:style style:name="T38" style:family="text">
      <style:text-properties officeooo:rsid="000eb6ba"/>
    </style:style>
    <style:style style:name="T39" style:family="text">
      <style:text-properties officeooo:rsid="00106fec"/>
    </style:style>
    <style:style style:name="T40" style:family="text">
      <style:text-properties officeooo:rsid="0010a29f"/>
    </style:style>
    <style:style style:name="T41" style:family="text">
      <style:text-properties officeooo:rsid="0010dab8"/>
    </style:style>
    <style:style style:name="T42" style:family="text">
      <style:text-properties officeooo:rsid="0012b9e0"/>
    </style:style>
    <style:style style:name="T43" style:family="text">
      <style:text-properties officeooo:rsid="0012f74c"/>
    </style:style>
    <style:style style:name="T44" style:family="text">
      <style:text-properties officeooo:rsid="0014f26e"/>
    </style:style>
    <style:style style:name="T45" style:family="text">
      <style:text-properties officeooo:rsid="001a3f45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center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solid" svg:stroke-width="0.042cm" svg:stroke-color="#808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/>
      <text:p text:style-name="P27"/>
      <text:p text:style-name="P26"/>
      <text:p text:style-name="P32"/>
      <text:p text:style-name="P55"><draw:frame draw:style-name="fr1" draw:name="Frame1" text:anchor-type="char" svg:y="0.131cm" svg:width="12.7cm" svg:height="2.639cm" draw:z-index="26"><draw:text-box><text:p text:style-name="P4"/><text:p text:style-name="P8">Gloopt</text:p><text:p text:style-name="P7">High-Level Design Document</text:p><text:p text:style-name="P4">v<text:span text:style-name="T13">1</text:span>.00</text:p><text:p text:style-name="P4"/></draw:text-box></draw:frame></text:p>
      <text:p text:style-name="P55"/>
      <text:p text:style-name="P55"/>
      <text:p text:style-name="P5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7">Confidential</text:p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>Robosoft Technologies Pvt. Ltd.</text:p>
      <text:p text:style-name="P38">Registered &amp; Corporate Office</text:p>
      <text:p text:style-name="P38">217, N.H.66, Santhekatte</text:p>
      <text:p text:style-name="P38">New Udupi – 576 105</text:p>
      <text:p text:style-name="P38">Karnataka, India</text:p>
      <text:p text:style-name="P56">Tel: +91 820 2593930</text:p>
      <text:p text:style-name="P38">Fax: +91 820 2593900</text:p>
      <text:p text:style-name="P31"/>
      <text:p text:style-name="P57">Document Revision History</text:p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5">Authors</text:p>
          </table:table-cell>
          <table:table-cell table:style-name="Table1.A1" office:value-type="string">
            <text:p text:style-name="P5">Reviewed By</text:p>
          </table:table-cell>
          <table:table-cell table:style-name="Table1.A1" office:value-type="string">
            <text:p text:style-name="P5">Approved By</text:p>
          </table:table-cell>
          <table:table-cell table:style-name="Table1.A1" office:value-type="string">
            <text:p text:style-name="P5">Brief Description</text:p>
          </table:table-cell>
        </table:table-row>
        <table:table-row table:style-name="Table1.2">
          <table:table-cell table:style-name="Table1.A1" office:value-type="string">
            <text:p text:style-name="P10">13-02-21</text:p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P59">Raghavendra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9">Initial draft</text:p>
          </table:table-cell>
        </table:table-row>
      </table:table>
      <text:p text:style-name="Standard"/>
      <text:p text:style-name="P19"/>
      <text:p text:style-name="P41">Contents</text:p>
      <text:p text:style-name="P42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41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38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_Toc157225482" text:style-name="Index_20_Link" text:visited-style-name="Index_20_Link">1.</text:a><text:a xlink:type="simple" xlink:href="#__RefHeading___Toc157225482" text:style-name="Index_20_Link" text:visited-style-name="Index_20_Link"><text:span text:style-name="T7"><text:tab/></text:span></text:a><text:a xlink:type="simple" xlink:href="#__RefHeading___Toc157225482" text:style-name="Index_20_Link" text:visited-style-name="Index_20_Link">High-Level Design<text:tab/></text:a><text:a xlink:type="simple" xlink:href="#__RefHeading___Toc157225482" text:style-name="Index_20_Link" text:visited-style-name="Index_20_Link"><text:span text:style-name="T11">3</text:span></text:a></text:p>
          <text:p text:style-name="Contents_20_2"><text:a xlink:type="simple" xlink:href="#__RefHeading___Toc157225483" text:style-name="Index_20_Link" text:visited-style-name="Index_20_Link">1.1</text:a><text:a xlink:type="simple" xlink:href="#__RefHeading___Toc157225483" text:style-name="Index_20_Link" text:visited-style-name="Index_20_Link"><text:span text:style-name="T8"><text:tab/></text:span></text:a><text:a xlink:type="simple" xlink:href="#__RefHeading___Toc157225483" text:style-name="Index_20_Link" text:visited-style-name="Index_20_Link">Introduction<text:tab/></text:a><text:a xlink:type="simple" xlink:href="#__RefHeading___Toc157225483" text:style-name="Index_20_Link" text:visited-style-name="Index_20_Link"><text:span text:style-name="T11">3</text:span></text:a></text:p>
          <text:p text:style-name="P29"><text:a xlink:type="simple" xlink:href="#__RefHeading___Toc157225484" text:style-name="Index_20_Link" text:visited-style-name="Index_20_Link">1.1.1</text:a><text:a xlink:type="simple" xlink:href="#__RefHeading___Toc157225484" text:style-name="Index_20_Link" text:visited-style-name="Index_20_Link"><text:span text:style-name="T9"><text:tab/></text:span></text:a><text:a xlink:type="simple" xlink:href="#__RefHeading___Toc157225484" text:style-name="Index_20_Link" text:visited-style-name="Index_20_Link">Purpose<text:tab/></text:a><text:a xlink:type="simple" xlink:href="#__RefHeading___Toc157225484" text:style-name="Index_20_Link" text:visited-style-name="Index_20_Link"><text:span text:style-name="T11">3</text:span></text:a></text:p>
          <text:p text:style-name="P29"><text:a xlink:type="simple" xlink:href="#__RefHeading___Toc157225485" text:style-name="Index_20_Link" text:visited-style-name="Index_20_Link">1.1.2</text:a><text:a xlink:type="simple" xlink:href="#__RefHeading___Toc157225485" text:style-name="Index_20_Link" text:visited-style-name="Index_20_Link"><text:span text:style-name="T9"><text:tab/></text:span></text:a><text:a xlink:type="simple" xlink:href="#__RefHeading___Toc157225485" text:style-name="Index_20_Link" text:visited-style-name="Index_20_Link">Scope<text:tab/></text:a><text:a xlink:type="simple" xlink:href="#__RefHeading___Toc157225485" text:style-name="Index_20_Link" text:visited-style-name="Index_20_Link"><text:span text:style-name="T11">3</text:span></text:a></text:p>
          <text:p text:style-name="P29"><text:a xlink:type="simple" xlink:href="#__RefHeading___Toc157225486" text:style-name="Index_20_Link" text:visited-style-name="Index_20_Link">1.1.3</text:a><text:a xlink:type="simple" xlink:href="#__RefHeading___Toc157225486" text:style-name="Index_20_Link" text:visited-style-name="Index_20_Link"><text:span text:style-name="T9"><text:tab/></text:span></text:a><text:a xlink:type="simple" xlink:href="#__RefHeading___Toc157225486" text:style-name="Index_20_Link" text:visited-style-name="Index_20_Link">Audience<text:tab/></text:a><text:a xlink:type="simple" xlink:href="#__RefHeading___Toc157225486" text:style-name="Index_20_Link" text:visited-style-name="Index_20_Link"><text:span text:style-name="T11">3</text:span></text:a></text:p>
          <text:p text:style-name="P29"><text:a xlink:type="simple" xlink:href="#__RefHeading___Toc157225487" text:style-name="Index_20_Link" text:visited-style-name="Index_20_Link">1.1.4</text:a><text:a xlink:type="simple" xlink:href="#__RefHeading___Toc157225487" text:style-name="Index_20_Link" text:visited-style-name="Index_20_Link"><text:span text:style-name="T9"><text:tab/></text:span></text:a><text:a xlink:type="simple" xlink:href="#__RefHeading___Toc157225487" text:style-name="Index_20_Link" text:visited-style-name="Index_20_Link">References<text:tab/></text:a><text:a xlink:type="simple" xlink:href="#__RefHeading___Toc157225487" text:style-name="Index_20_Link" text:visited-style-name="Index_20_Link"><text:span text:style-name="T11">3</text:span></text:a></text:p>
          <text:p text:style-name="P29"><text:a xlink:type="simple" xlink:href="#__RefHeading___Toc157225488" text:style-name="Index_20_Link" text:visited-style-name="Index_20_Link">1.1.5</text:a><text:a xlink:type="simple" xlink:href="#__RefHeading___Toc157225488" text:style-name="Index_20_Link" text:visited-style-name="Index_20_Link"><text:span text:style-name="T9"><text:tab/></text:span></text:a><text:a xlink:type="simple" xlink:href="#__RefHeading___Toc157225488" text:style-name="Index_20_Link" text:visited-style-name="Index_20_Link">Terms and Abbreviations<text:tab/></text:a><text:a xlink:type="simple" xlink:href="#__RefHeading___Toc157225488" text:style-name="Index_20_Link" text:visited-style-name="Index_20_Link"><text:span text:style-name="T11">3</text:span></text:a></text:p>
          <text:p text:style-name="Contents_20_2"><text:a xlink:type="simple" xlink:href="#__RefHeading___Toc157225489" text:style-name="Index_20_Link" text:visited-style-name="Index_20_Link">1.2</text:a><text:a xlink:type="simple" xlink:href="#__RefHeading___Toc157225489" text:style-name="Index_20_Link" text:visited-style-name="Index_20_Link"><text:span text:style-name="T8"><text:tab/></text:span></text:a><text:a xlink:type="simple" xlink:href="#__RefHeading___Toc157225489" text:style-name="Index_20_Link" text:visited-style-name="Index_20_Link">Software Product Overview<text:tab/></text:a><text:a xlink:type="simple" xlink:href="#__RefHeading___Toc157225489" text:style-name="Index_20_Link" text:visited-style-name="Index_20_Link"><text:span text:style-name="T11">3</text:span></text:a></text:p>
          <text:p text:style-name="Contents_20_2"><text:a xlink:type="simple" xlink:href="#__RefHeading___Toc157225490" text:style-name="Index_20_Link" text:visited-style-name="Index_20_Link">1.3</text:a><text:a xlink:type="simple" xlink:href="#__RefHeading___Toc157225490" text:style-name="Index_20_Link" text:visited-style-name="Index_20_Link"><text:span text:style-name="T8"><text:tab/></text:span></text:a><text:a xlink:type="simple" xlink:href="#__RefHeading___Toc157225490" text:style-name="Index_20_Link" text:visited-style-name="Index_20_Link">Design Considerations<text:tab/></text:a><text:a xlink:type="simple" xlink:href="#__RefHeading___Toc157225490" text:style-name="Index_20_Link" text:visited-style-name="Index_20_Link"><text:span text:style-name="T11">3</text:span></text:a></text:p>
          <text:p text:style-name="P29"><text:a xlink:type="simple" xlink:href="#__RefHeading___Toc157225491" text:style-name="Index_20_Link" text:visited-style-name="Index_20_Link">1.3.1</text:a><text:a xlink:type="simple" xlink:href="#__RefHeading___Toc157225491" text:style-name="Index_20_Link" text:visited-style-name="Index_20_Link"><text:span text:style-name="T9"><text:tab/></text:span></text:a><text:a xlink:type="simple" xlink:href="#__RefHeading___Toc157225491" text:style-name="Index_20_Link" text:visited-style-name="Index_20_Link">Assumptions and dependencies<text:tab/></text:a><text:a xlink:type="simple" xlink:href="#__RefHeading___Toc157225491" text:style-name="Index_20_Link" text:visited-style-name="Index_20_Link"><text:span text:style-name="T11">3</text:span></text:a></text:p>
          <text:p text:style-name="P29"><text:a xlink:type="simple" xlink:href="#__RefHeading___Toc157225492" text:style-name="Index_20_Link" text:visited-style-name="Index_20_Link">1.3.2</text:a><text:a xlink:type="simple" xlink:href="#__RefHeading___Toc157225492" text:style-name="Index_20_Link" text:visited-style-name="Index_20_Link"><text:span text:style-name="T9"><text:tab/></text:span></text:a><text:a xlink:type="simple" xlink:href="#__RefHeading___Toc157225492" text:style-name="Index_20_Link" text:visited-style-name="Index_20_Link">Development methods<text:tab/></text:a><text:a xlink:type="simple" xlink:href="#__RefHeading___Toc157225492" text:style-name="Index_20_Link" text:visited-style-name="Index_20_Link"><text:span text:style-name="T11">3</text:span></text:a></text:p>
          <text:p text:style-name="P29"><text:a xlink:type="simple" xlink:href="#__RefHeading___Toc157225493" text:style-name="Index_20_Link" text:visited-style-name="Index_20_Link">1.3.3</text:a><text:a xlink:type="simple" xlink:href="#__RefHeading___Toc157225493" text:style-name="Index_20_Link" text:visited-style-name="Index_20_Link"><text:span text:style-name="T9"><text:tab/></text:span></text:a><text:a xlink:type="simple" xlink:href="#__RefHeading___Toc157225493" text:style-name="Index_20_Link" text:visited-style-name="Index_20_Link">General constraints<text:tab/></text:a><text:a xlink:type="simple" xlink:href="#__RefHeading___Toc157225493" text:style-name="Index_20_Link" text:visited-style-name="Index_20_Link"><text:span text:style-name="T11">3</text:span></text:a></text:p>
          <text:p text:style-name="Contents_20_2"><text:a xlink:type="simple" xlink:href="#__RefHeading___Toc157225494" text:style-name="Index_20_Link" text:visited-style-name="Index_20_Link">1.4</text:a><text:a xlink:type="simple" xlink:href="#__RefHeading___Toc157225494" text:style-name="Index_20_Link" text:visited-style-name="Index_20_Link"><text:span text:style-name="T8"><text:tab/></text:span></text:a><text:a xlink:type="simple" xlink:href="#__RefHeading___Toc157225494" text:style-name="Index_20_Link" text:visited-style-name="Index_20_Link">Architectural Strategies<text:tab/></text:a><text:a xlink:type="simple" xlink:href="#__RefHeading___Toc157225494" text:style-name="Index_20_Link" text:visited-style-name="Index_20_Link"><text:span text:style-name="T11">3</text:span></text:a></text:p>
          <text:p text:style-name="Contents_20_2"><text:a xlink:type="simple" xlink:href="#__RefHeading___Toc157225495" text:style-name="Index_20_Link" text:visited-style-name="Index_20_Link">1.5</text:a><text:a xlink:type="simple" xlink:href="#__RefHeading___Toc157225495" text:style-name="Index_20_Link" text:visited-style-name="Index_20_Link"><text:span text:style-name="T8"><text:tab/></text:span></text:a><text:a xlink:type="simple" xlink:href="#__RefHeading___Toc157225495" text:style-name="Index_20_Link" text:visited-style-name="Index_20_Link">Software Product Architecture<text:tab/></text:a><text:a xlink:type="simple" xlink:href="#__RefHeading___Toc157225495" text:style-name="Index_20_Link" text:visited-style-name="Index_20_Link"><text:span text:style-name="T11">3</text:span></text:a></text:p>
          <text:p text:style-name="Contents_20_2"><text:a xlink:type="simple" xlink:href="#__RefHeading___Toc157225496" text:style-name="Index_20_Link" text:visited-style-name="Index_20_Link">1.6</text:a><text:a xlink:type="simple" xlink:href="#__RefHeading___Toc157225496" text:style-name="Index_20_Link" text:visited-style-name="Index_20_Link"><text:span text:style-name="T8"><text:tab/></text:span></text:a><text:a xlink:type="simple" xlink:href="#__RefHeading___Toc157225496" text:style-name="Index_20_Link" text:visited-style-name="Index_20_Link">Component Architecture<text:tab/></text:a><text:a xlink:type="simple" xlink:href="#__RefHeading___Toc157225496" text:style-name="Index_20_Link" text:visited-style-name="Index_20_Link"><text:span text:style-name="T11">3</text:span></text:a></text:p>
          <text:p text:style-name="Contents_20_2"><text:a xlink:type="simple" xlink:href="#__RefHeading___Toc157225497" text:style-name="Index_20_Link" text:visited-style-name="Index_20_Link">1.7</text:a><text:a xlink:type="simple" xlink:href="#__RefHeading___Toc157225497" text:style-name="Index_20_Link" text:visited-style-name="Index_20_Link"><text:span text:style-name="T8"><text:tab/></text:span></text:a><text:a xlink:type="simple" xlink:href="#__RefHeading___Toc157225497" text:style-name="Index_20_Link" text:visited-style-name="Index_20_Link">Bibliography<text:tab/></text:a><text:a xlink:type="simple" xlink:href="#__RefHeading___Toc157225497" text:style-name="Index_20_Link" text:visited-style-name="Index_20_Link"><text:span text:style-name="T11">3</text:span></text:a></text:p>
          <text:p text:style-name="P28"><text:a xlink:type="simple" xlink:href="#__RefHeading___Toc157225498" text:style-name="Index_20_Link" text:visited-style-name="Index_20_Link"><text:span text:style-name="T10">2.</text:span></text:a><text:a xlink:type="simple" xlink:href="#__RefHeading___Toc157225498" text:style-name="Index_20_Link" text:visited-style-name="Index_20_Link"><text:span text:style-name="T7"><text:tab/></text:span></text:a><text:a xlink:type="simple" xlink:href="#__RefHeading___Toc157225498" text:style-name="Index_20_Link" text:visited-style-name="Index_20_Link"><text:span text:style-name="T10">Reference<text:tab/></text:span></text:a><text:a xlink:type="simple" xlink:href="#__RefHeading___Toc157225498" text:style-name="Index_20_Link" text:visited-style-name="Index_20_Link"><text:span text:style-name="T12">3</text:span></text:a></text:p>
        </text:index-body>
      </text:table-of-content>
      <text:p text:style-name="P30"/>
      <text:p text:style-name="P40">Figures</text:p>
      <text:p text:style-name="P42"/>
      <text:h text:style-name="P105" text:outline-level="1"><text:bookmark-start text:name="__RefHeading___Toc157225482"/>High-Level Design<text:bookmark-end text:name="__RefHeading___Toc157225482"/></text:h>
      <text:p text:style-name="P60"/>
      <text:h text:style-name="Heading_20_2" text:outline-level="2"><text:bookmark-start text:name="__RefHeading___Toc157225483"/>Introduction<text:bookmark-end text:name="__RefHeading___Toc157225483"/></text:h>
      <text:p text:style-name="Standard"/>
      <text:p text:style-name="P44"><text:tab/><text:span text:style-name="T14">Nowadays video sharing apps are most popular among users. This app helpful to the people who wants to </text:span><text:span text:style-name="T17">learn and share</text:span><text:span text:style-name="T14"> the knowledge through short videos. </text:span>Gloopt is an app for creating, sharing and viewing short 5 minute videos. It is created mostly for educational/knowledge sharing purpose so that people can share their knowledge via short videos. </text:p>
      <text:p text:style-name="P43"/>
      <text:list xml:id="list2015257250" text:style-name="WW8Num9">
        <text:list-item>
          <text:list>
            <text:list-item>
              <text:list>
                <text:list-item>
                  <text:h text:style-name="P111" text:outline-level="3"><text:bookmark-start text:name="__RefHeading___Toc157225484"/>Purpose<text:bookmark-end text:name="__RefHeading___Toc157225484"/></text:h>
                </text:list-item>
              </text:list>
            </text:list-item>
          </text:list>
        </text:list-item>
      </text:list>
      <text:p text:style-name="Standard"><text:tab/>The aim of this document is to capture the application requirements for “<text:span text:style-name="T14">Gloopt”</text:span>. Its goal is to create immediate project team alignment with an understanding of the objectives, desired requirement functionalities and any technical requirements captured at the project start. </text:p>
      <text:p text:style-name="P43"/>
      <text:list xml:id="list182256955992090" text:continue-numbering="true" text:style-name="WW8Num9">
        <text:list-item>
          <text:list>
            <text:list-item>
              <text:list>
                <text:list-item>
                  <text:h text:style-name="P111" text:outline-level="3"><text:bookmark-start text:name="__RefHeading___Toc157225485"/>Scop<text:span text:style-name="T15">e</text:span><text:bookmark-end text:name="__RefHeading___Toc157225485"/></text:h>
                </text:list-item>
              </text:list>
            </text:list-item>
          </text:list>
        </text:list-item>
      </text:list>
      <text:p text:style-name="P46"><text:tab/>This document becomes a blueprint and serves as a guide for UI/UX development. It contains application requirements, an overview of the process flow once the solution is implemented. It is used to determine what needs to be done, and as a starting point for solution </text:p>
      <text:p text:style-name="P45"><text:tab/></text:p>
      <text:list xml:id="list182257640826492" text:continue-numbering="true" text:style-name="WW8Num9">
        <text:list-item>
          <text:list>
            <text:list-item>
              <text:list>
                <text:list-item>
                  <text:h text:style-name="P111" text:outline-level="3"><text:bookmark-start text:name="__RefHeading___Toc157225486"/>Audience<text:bookmark-end text:name="__RefHeading___Toc157225486"/></text:h>
                </text:list-item>
              </text:list>
            </text:list-item>
          </text:list>
        </text:list-item>
      </text:list>
      <text:p text:style-name="Standard"><text:tab/><text:span text:style-name="T15">Users enthusiastic to </text:span><text:span text:style-name="T17">learn and </text:span><text:span text:style-name="T15">share educational or knowledgeable information through short videos. Mainly useful for students, working professionals etc.</text:span></text:p>
      <text:p text:style-name="P43"/>
      <text:list xml:id="list182255901160621" text:continue-numbering="true" text:style-name="WW8Num9">
        <text:list-item>
          <text:list>
            <text:list-item>
              <text:list>
                <text:list-item>
                  <text:h text:style-name="P111" text:outline-level="3"><text:bookmark-start text:name="__RefHeading___Toc157225487"/>References<text:bookmark-end text:name="__RefHeading___Toc157225487"/></text:h>
                </text:list-item>
              </text:list>
            </text:list-item>
          </text:list>
        </text:list-item>
      </text:list>
      <text:p text:style-name="P45"><text:tab/>Various online search results, project documentation files.</text:p>
      <text:p text:style-name="P43"/>
      <text:list xml:id="list182257505160081" text:continue-numbering="true" text:style-name="WW8Num9">
        <text:list-item>
          <text:list>
            <text:list-item>
              <text:list>
                <text:list-item>
                  <text:h text:style-name="P111" text:outline-level="3"><text:bookmark-start text:name="__RefHeading___Toc157225488"/>Terms and Abbreviations<text:bookmark-end text:name="__RefHeading___Toc157225488"/></text:h>
                </text:list-item>
              </text:list>
            </text:list-item>
          </text:list>
        </text:list-item>
      </text:list>
      <text:p text:style-name="P61"><text:span text:style-name="T30"><text:s text:c="11"/></text:span><text:span text:style-name="T28">IDE <text:s text:c="15"/>Integrated Development Environment </text:span></text:p>
      <text:p text:style-name="P61"><text:span text:style-name="T30"><text:s text:c="11"/></text:span><text:span text:style-name="T28">SDK <text:s text:c="14"/>Software Development Kit</text:span></text:p>
      <text:p text:style-name="P61"><text:span text:style-name="T30"><text:s text:c="11"/></text:span><text:span text:style-name="T28">HTTP <text:s text:c="12"/>Hypertext Transfer Protocol</text:span></text:p>
      <text:p text:style-name="P61"><text:span text:style-name="T30"><text:s text:c="11"/></text:span><text:span text:style-name="T28">UI/UX <text:s text:c="12"/>User Interface/User Experience</text:span></text:p>
      <text:p text:style-name="P61"><text:span text:style-name="T30"><text:s text:c="11"/></text:span><text:span text:style-name="T28">MV</text:span><text:span text:style-name="T29">VM</text:span><text:span text:style-name="T28"> <text:s text:c="11"/>Model View </text:span><text:span text:style-name="T27">View Model</text:span></text:p>
      <text:p text:style-name="P46"/>
      <text:p text:style-name="P43"/>
      <text:h text:style-name="Heading_20_2" text:outline-level="2"><text:bookmark-start text:name="__RefHeading___Toc157225489"/>Software Product Overview<text:bookmark-end text:name="__RefHeading___Toc157225489"/></text:h>
      <text:p text:style-name="P43"/>
      <text:h text:style-name="Heading_20_2" text:outline-level="2"><text:bookmark-start text:name="__RefHeading___Toc157225490"/>Design Considerations<text:bookmark-end text:name="__RefHeading___Toc157225490"/></text:h>
      <text:p text:style-name="P43"/>
      <text:list xml:id="list743430301" text:style-name="WW8Num1">
        <text:list-item>
          <text:list>
            <text:list-item>
              <text:list>
                <text:list-item>
                  <text:h text:style-name="P112" text:outline-level="3"><text:bookmark-start text:name="__RefHeading___Toc157225491"/>Assumptions and dependencies<text:bookmark-end text:name="__RefHeading___Toc157225491"/></text:h>
                </text:list-item>
              </text:list>
            </text:list-item>
          </text:list>
        </text:list-item>
      </text:list>
      <text:list xml:id="list1567356085" text:style-name="L1">
        <text:list-item>
          <text:p text:style-name="P113"><text:span text:style-name="T18">Different categories</text:span><text:span text:style-name="T31"> of videos must be uploaded initially during the project release so that user can see the videos in the app.</text:span></text:p>
        </text:list-item>
        <text:list-item>
          <text:p text:style-name="P114">In mobile videos must be viewed in landscape mode. This must be handled by mobile development end.</text:p>
        </text:list-item>
        <text:list-item>
          <text:p text:style-name="P115">Fast and <text:span text:style-name="T16">high storage</text:span> servers must be deployed for this project to store the videos.</text:p>
        </text:list-item>
        <text:list-item>
          <text:p text:style-name="P116">Content management system required so that retain the only informative videos. Non listed category videos must not managed by the separate team.</text:p>
        </text:list-item>
        <text:list-item>
          <text:p text:style-name="P115">Users <text:span text:style-name="T16">must be able to</text:span> play videos smoothly and fast. Video caching and memory management must be handled carefully.</text:p>
        </text:list-item>
        <text:list-item>
          <text:p text:style-name="P114">Pagination must be done from mobile development end for efficient display of videos.</text:p>
        </text:list-item>
      </text:list>
      <text:p text:style-name="P43"/>
      <text:list xml:id="list182257912661081" text:continue-list="list743430301" text:style-name="WW8Num1">
        <text:list-item>
          <text:list>
            <text:list-item>
              <text:list>
                <text:list-item>
                  <text:h text:style-name="P112" text:outline-level="3"><text:bookmark-start text:name="__RefHeading___Toc157225492"/>Development methods<text:bookmark-end text:name="__RefHeading___Toc157225492"/></text:h>
                </text:list-item>
              </text:list>
            </text:list-item>
          </text:list>
        </text:list-item>
      </text:list>
      <text:p text:style-name="P47"><text:tab/><text:span text:style-name="T32">The application will be developed in Agile method.</text:span></text:p>
      <text:p text:style-name="P43"/>
      <text:list xml:id="list182256225297455" text:continue-numbering="true" text:style-name="WW8Num1">
        <text:list-item>
          <text:list>
            <text:list-item>
              <text:list>
                <text:list-item>
                  <text:h text:style-name="P112" text:outline-level="3"><text:bookmark-start text:name="__RefHeading___Toc157225493"/>General constraints<text:bookmark-end text:name="__RefHeading___Toc157225493"/></text:h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soft-page-break/></text:p>
      <text:p text:style-name="P43"/>
      <text:h text:style-name="Heading_20_2" text:outline-level="2"><text:bookmark-start text:name="__RefHeading___Toc157225494"/>Architectural Strategies<text:bookmark-end text:name="__RefHeading___Toc157225494"/></text:h>
      <text:p text:style-name="P48"><text:tab/><text:span text:style-name="T33">Applications will be developed in both Android and iOS platforms. Video content management, user management data must be </text:span><text:span text:style-name="T20">handled</text:span><text:span text:style-name="T33"> by server side. For mobile applications MVVM architecture must be used.</text:span></text:p>
      <text:p text:style-name="P48"/>
      <text:p text:style-name="P49">Client side:</text:p>
      <text:p text:style-name="P49"/>
      <text:p text:style-name="P49">IDE: Android Studio, Xcode</text:p>
      <text:p text:style-name="P49">Languages: Kotlin for Android, Swift for iOS</text:p>
      <text:p text:style-name="P49">Devices: <text:span text:style-name="T34">iPhone 5 and above</text:span><text:bookmark text:name="1ksv4uv1"/><text:span text:style-name="T34">, </text:span><text:span text:style-name="T35">Android </text:span><text:span text:style-name="T19">Jellybean</text:span><text:span text:style-name="T35"> and above devices</text:span></text:p>
      <text:p text:style-name="P48"><text:span text:style-name="T35">A</text:span><text:span text:style-name="T36">PI Communication: Rest APIs/ </text:span><text:span text:style-name="T20">JSON</text:span><text:span text:style-name="T36"> format </text:span></text:p>
      <text:p text:style-name="P49"><text:span text:style-name="T36">T</text:span><text:span text:style-name="T34">hird party libraries: LinkedIn SDK, Video Editing Library(For filters and modifications), </text:span><text:span text:style-name="T37">Video uploading library, Graph library, Image caching library.</text:span></text:p>
      <text:p text:style-name="P117"/>
      <text:p text:style-name="P117">Server side:</text:p>
      <text:p text:style-name="P117">Videos will be shared to client by links. Database and API management handled by server side. Content management portal be developed. </text:p>
      <text:p text:style-name="Standard"/>
      <text:p text:style-name="P43"/>
      <text:h text:style-name="Heading_20_2" text:outline-level="2"><text:bookmark-start text:name="__RefHeading___Toc157225495"/>Software Product Architecture<text:bookmark-end text:name="__RefHeading___Toc157225495"/></text:h>
      <text:p text:style-name="P33"/>
      <text:p text:style-name="P33">API Architecture:</text:p>
      <text:p text:style-name="P50"/>
      <table:table table:name="Table3" table:style-name="Table3">
        <table:table-column table:style-name="Table3.A"/>
        <table:table-column table:style-name="Table3.B"/>
        <table:table-row table:style-name="TableLine1879593646864">
          <table:table-cell table:style-name="Table3.A1" office:value-type="string">
            <text:p text:style-name="P71">Name</text:p>
          </table:table-cell>
          <table:table-cell table:style-name="Table3.B1" office:value-type="string">
            <text:p text:style-name="P63">SignUp API</text:p>
          </table:table-cell>
        </table:table-row>
        <table:table-row table:style-name="TableLine1879593643872">
          <table:table-cell table:style-name="Table3.A2" office:value-type="string">
            <text:p text:style-name="P71"><text:span text:style-name="T38">Short </text:span>Description</text:p>
          </table:table-cell>
          <table:table-cell table:style-name="Table3.B2" office:value-type="string">
            <text:p text:style-name="P63">User will be registered by this API</text:p>
          </table:table-cell>
        </table:table-row>
        <table:table-row table:style-name="TableLine1879593649856">
          <table:table-cell table:style-name="Table3.A2" office:value-type="string">
            <text:p text:style-name="P71">HTTP Method</text:p>
          </table:table-cell>
          <table:table-cell table:style-name="Table3.B2" office:value-type="string">
            <text:p text:style-name="P63">POST</text:p>
          </table:table-cell>
        </table:table-row>
        <table:table-row table:style-name="TableLine1879593650128">
          <table:table-cell table:style-name="Table3.A2" office:value-type="string">
            <text:p text:style-name="P71">Input Parameters</text:p>
          </table:table-cell>
          <table:table-cell table:style-name="Table3.B2" office:value-type="string">
            <text:p text:style-name="P63">FirstName, lastName, userName, password, email, isSocialLogin, isContributor, <text:span text:style-name="T43">websiteName(optional)</text:span></text:p>
          </table:table-cell>
        </table:table-row>
        <table:table-row table:style-name="TableLine1879593650944">
          <table:table-cell table:style-name="Table3.A2" office:value-type="string">
            <text:p text:style-name="P71">Output Parameters</text:p>
          </table:table-cell>
          <table:table-cell table:style-name="Table3.B2" office:value-type="string">
            <text:p text:style-name="P65">Status <text:span text:style-name="T39">{ </text:span>Code, message<text:span text:style-name="T39">}</text:span>, <text:span text:style-name="T38">userId, sessionToken</text:span></text:p>
          </table:table-cell>
        </table:table-row>
      </table:table>
      <text:p text:style-name="P33"/>
      <text:p text:style-name="P50"/>
      <table:table table:name="Table2" table:style-name="Table2">
        <table:table-column table:style-name="Table2.A"/>
        <table:table-column table:style-name="Table2.B"/>
        <table:table-row table:style-name="TableLine1879593644960">
          <table:table-cell table:style-name="Table2.A1" office:value-type="string">
            <text:p text:style-name="P71">Name</text:p>
          </table:table-cell>
          <table:table-cell table:style-name="Table2.B1" office:value-type="string">
            <text:p text:style-name="P63">SignIn API</text:p>
          </table:table-cell>
        </table:table-row>
        <table:table-row table:style-name="TableLine1879593651488">
          <table:table-cell table:style-name="Table2.A2" office:value-type="string">
            <text:p text:style-name="P72"><text:span text:style-name="T38">Short </text:span>Description</text:p>
          </table:table-cell>
          <table:table-cell table:style-name="Table2.B2" office:value-type="string">
            <text:p text:style-name="P63">User will <text:span text:style-name="T16">sign in by linkedin profile or already registered accoun.</text:span></text:p>
          </table:table-cell>
        </table:table-row>
        <table:table-row table:style-name="TableLine1879593645504">
          <table:table-cell table:style-name="Table2.A2" office:value-type="string">
            <text:p text:style-name="P71">HTTP Method</text:p>
          </table:table-cell>
          <table:table-cell table:style-name="Table2.B2" office:value-type="string">
            <text:p text:style-name="P63">POST</text:p>
          </table:table-cell>
        </table:table-row>
        <table:table-row table:style-name="TableLine1879593644416">
          <table:table-cell table:style-name="Table2.A2" office:value-type="string">
            <text:p text:style-name="P71">Input Parameters</text:p>
          </table:table-cell>
          <table:table-cell table:style-name="Table2.B2" office:value-type="string">
            <text:p text:style-name="P64">userName, password, isSocialLogin, <text:span text:style-name="T38">userId, sessionToken</text:span></text:p>
          </table:table-cell>
        </table:table-row>
        <table:table-row table:style-name="TableLine1879593638976">
          <table:table-cell table:style-name="Table2.A2" office:value-type="string">
            <text:p text:style-name="P71">Output Parameters</text:p>
          </table:table-cell>
          <table:table-cell table:style-name="Table2.B2" office:value-type="string">
            <text:p text:style-name="P65">Status <text:span text:style-name="T39">{ </text:span>Code, message<text:span text:style-name="T39">}</text:span></text:p>
          </table:table-cell>
        </table:table-row>
      </table:table>
      <text:p text:style-name="P50"/>
      <text:p text:style-name="P50"/>
      <table:table table:name="Table4" table:style-name="Table4">
        <table:table-column table:style-name="Table4.A"/>
        <table:table-column table:style-name="Table4.B"/>
        <table:table-row table:style-name="TableLine1879593642512">
          <table:table-cell table:style-name="Table4.A1" office:value-type="string">
            <text:p text:style-name="P71">Name</text:p>
          </table:table-cell>
          <table:table-cell table:style-name="Table4.B1" office:value-type="string">
            <text:p text:style-name="P78">ForgotPassword API</text:p>
          </table:table-cell>
        </table:table-row>
        <table:table-row table:style-name="TableLine1879593644144">
          <table:table-cell table:style-name="Table4.A2" office:value-type="string">
            <text:p text:style-name="P72"><text:span text:style-name="T38">Short </text:span>Description</text:p>
          </table:table-cell>
          <table:table-cell table:style-name="Table4.B2" office:value-type="string">
            <text:p text:style-name="P63"><text:span text:style-name="T16">User will enter userName or email and get </text:span><text:span text:style-name="T21">the OTP then set the new password.</text:span></text:p>
          </table:table-cell>
        </table:table-row>
        <table:table-row table:style-name="TableLine1879593649040">
          <table:table-cell table:style-name="Table4.A2" office:value-type="string">
            <text:p text:style-name="P71">HTTP Method</text:p>
          </table:table-cell>
          <table:table-cell table:style-name="Table4.B2" office:value-type="string">
            <text:p text:style-name="P63">POST</text:p>
          </table:table-cell>
        </table:table-row>
        <table:table-row table:style-name="TableLine1879593651216">
          <table:table-cell table:style-name="Table4.A2" office:value-type="string">
            <text:p text:style-name="P71">Input Parameters</text:p>
          </table:table-cell>
          <table:table-cell table:style-name="Table4.B2" office:value-type="string">
            <text:p text:style-name="P63">UserName <text:span text:style-name="T38">or email</text:span>, <text:span text:style-name="T38">userId &gt; after getting OTP&gt; otp, new password</text:span></text:p>
          </table:table-cell>
        </table:table-row>
        <table:table-row table:style-name="TableLine1879593653392">
          <table:table-cell table:style-name="Table4.A2" office:value-type="string">
            <text:p text:style-name="P71">Output Parameters</text:p>
          </table:table-cell>
          <table:table-cell table:style-name="Table4.B2" office:value-type="string">
            <text:p text:style-name="P65">Status <text:span text:style-name="T39">{ </text:span>Code, message<text:span text:style-name="T39">}</text:span> <text:s/>&gt; <text:span text:style-name="T38">after getting OTP &gt; </text:span>Status <text:span text:style-name="T39">{ </text:span>Code, message<text:span text:style-name="T39">}</text:span></text:p>
          </table:table-cell>
        </table:table-row>
      </table:table>
      <text:p text:style-name="P50"/>
      <text:p text:style-name="P50"/>
      <text:p text:style-name="P50"><text:soft-page-break/></text:p>
      <text:p text:style-name="P50"/>
      <text:p text:style-name="P50"/>
      <text:p text:style-name="P11"/>
      <text:p text:style-name="P12"/>
      <table:table table:name="Table5" table:style-name="Table5">
        <table:table-column table:style-name="Table5.A"/>
        <table:table-column table:style-name="Table5.B"/>
        <table:table-row table:style-name="TableLine1879593645232">
          <table:table-cell table:style-name="Table5.A1" office:value-type="string">
            <text:p text:style-name="P72">Name</text:p>
          </table:table-cell>
          <table:table-cell table:style-name="Table5.B1" office:value-type="string">
            <text:p text:style-name="P64"><text:span text:style-name="T21">Get Videos</text:span> API</text:p>
          </table:table-cell>
        </table:table-row>
        <table:table-row table:style-name="TableLine1879593652304">
          <table:table-cell table:style-name="Table5.A2" office:value-type="string">
            <text:p text:style-name="P72"><text:span text:style-name="T38">Short </text:span>Description</text:p>
          </table:table-cell>
          <table:table-cell table:style-name="Table5.B2" office:value-type="string">
            <text:p text:style-name="P79">List of videos will be get by this API</text:p>
          </table:table-cell>
        </table:table-row>
        <table:table-row table:style-name="TableLine1879593653120">
          <table:table-cell table:style-name="Table5.A2" office:value-type="string">
            <text:p text:style-name="P72">HTTP Method</text:p>
          </table:table-cell>
          <table:table-cell table:style-name="Table5.B2" office:value-type="string">
            <text:p text:style-name="P80">GET</text:p>
          </table:table-cell>
        </table:table-row>
        <table:table-row table:style-name="TableLine1879593636256">
          <table:table-cell table:style-name="Table5.A2" office:value-type="string">
            <text:p text:style-name="P72">Input Parameters</text:p>
          </table:table-cell>
          <table:table-cell table:style-name="Table5.B2" office:value-type="string">
            <text:p text:style-name="P94">UserID, userType(guest, regular), list of category{id, name}</text:p>
          </table:table-cell>
        </table:table-row>
        <table:table-row table:style-name="TableLine1879593643600">
          <table:table-cell table:style-name="Table5.A2" office:value-type="string">
            <text:p text:style-name="P72">Output Parameters</text:p>
          </table:table-cell>
          <table:table-cell table:style-name="Table5.B2" office:value-type="string">
            <text:p text:style-name="P65">Status <text:span text:style-name="T39">{ </text:span>Code, message<text:span text:style-name="T39">}</text:span> <text:span text:style-name="T39">list of videos{ id, name description, channel{id, author, name, description}, </text:span><text:span text:style-name="T22">viewsCount</text:span><text:span text:style-name="T39">, </text:span><text:span text:style-name="T22">likesCount</text:span><text:span text:style-name="T39">, </text:span><text:span text:style-name="T22">shareCount</text:span><text:span text:style-name="T39">, commentsCount, categoryId, videoLink, videoThumbnail</text:span></text:p>
            <text:p text:style-name="P97">}</text:p>
          </table:table-cell>
        </table:table-row>
      </table:table>
      <text:p text:style-name="P12"/>
      <text:p text:style-name="P12"/>
      <table:table table:name="Table6" table:style-name="Table6">
        <table:table-column table:style-name="Table6.A"/>
        <table:table-column table:style-name="Table6.B"/>
        <table:table-row table:style-name="TableLine1879593637616">
          <table:table-cell table:style-name="Table6.A1" office:value-type="string">
            <text:p text:style-name="P72">Name</text:p>
          </table:table-cell>
          <table:table-cell table:style-name="Table6.B1" office:value-type="string">
            <text:p text:style-name="P80">Get Categories</text:p>
          </table:table-cell>
        </table:table-row>
        <table:table-row table:style-name="TableLine1879593639792">
          <table:table-cell table:style-name="Table6.A2" office:value-type="string">
            <text:p text:style-name="P72">Short Description</text:p>
          </table:table-cell>
          <table:table-cell table:style-name="Table6.B2" office:value-type="string">
            <text:p text:style-name="P95"><text:span text:style-name="T16">Get a list of</text:span> category details</text:p>
          </table:table-cell>
        </table:table-row>
        <table:table-row table:style-name="TableLine1879593640608">
          <table:table-cell table:style-name="Table6.A2" office:value-type="string">
            <text:p text:style-name="P72">HTTP Method</text:p>
          </table:table-cell>
          <table:table-cell table:style-name="Table6.B2" office:value-type="string">
            <text:p text:style-name="P80">GET</text:p>
          </table:table-cell>
        </table:table-row>
        <table:table-row table:style-name="TableLine1879593659104">
          <table:table-cell table:style-name="Table6.A2" office:value-type="string">
            <text:p text:style-name="P72">Input Parameters</text:p>
          </table:table-cell>
          <table:table-cell table:style-name="Table6.B2" office:value-type="string">
            <text:p text:style-name="P80">UserId, userType,</text:p>
          </table:table-cell>
        </table:table-row>
        <table:table-row table:style-name="TableLine1879424172112">
          <table:table-cell table:style-name="Table6.A2" office:value-type="string">
            <text:p text:style-name="P72">Output Parameters</text:p>
          </table:table-cell>
          <table:table-cell table:style-name="Table6.B2" office:value-type="string">
            <text:p text:style-name="P65">Status <text:span text:style-name="T39">{ </text:span>Code, message<text:span text:style-name="T39">}, </text:span><text:span text:style-name="T22"><text:s/>list of category{id, name} </text:span></text:p>
          </table:table-cell>
        </table:table-row>
      </table:table>
      <text:p text:style-name="P12"/>
      <text:p text:style-name="P13"/>
      <table:table table:name="Table7" table:style-name="Table7">
        <table:table-column table:style-name="Table7.A"/>
        <table:table-column table:style-name="Table7.B"/>
        <table:table-row table:style-name="TableLine1879593639248">
          <table:table-cell table:style-name="Table7.A1" office:value-type="string">
            <text:p text:style-name="P73">Name</text:p>
          </table:table-cell>
          <table:table-cell table:style-name="Table7.B1" office:value-type="string">
            <text:p text:style-name="P80">Update Categories</text:p>
          </table:table-cell>
        </table:table-row>
        <table:table-row table:style-name="TableLine1879600218688">
          <table:table-cell table:style-name="Table7.A2" office:value-type="string">
            <text:p text:style-name="P73">Short Description</text:p>
          </table:table-cell>
          <table:table-cell table:style-name="Table7.B2" office:value-type="string">
            <text:p text:style-name="P95">Selected category details will be added.</text:p>
          </table:table-cell>
        </table:table-row>
        <table:table-row table:style-name="TableLine1879600216512">
          <table:table-cell table:style-name="Table7.A2" office:value-type="string">
            <text:p text:style-name="P73">HTTP Method</text:p>
          </table:table-cell>
          <table:table-cell table:style-name="Table7.B2" office:value-type="string">
            <text:p text:style-name="P65">POST</text:p>
          </table:table-cell>
        </table:table-row>
        <table:table-row table:style-name="TableLine1879600219504">
          <table:table-cell table:style-name="Table7.A2" office:value-type="string">
            <text:p text:style-name="P73">Input Parameters</text:p>
          </table:table-cell>
          <table:table-cell table:style-name="Table7.B2" office:value-type="string">
            <text:p text:style-name="P80">UserId, userType, list of category{id, name} </text:p>
          </table:table-cell>
        </table:table-row>
        <table:table-row table:style-name="TableLine1879600211072">
          <table:table-cell table:style-name="Table7.A2" office:value-type="string">
            <text:p text:style-name="P73">Output Parameters</text:p>
          </table:table-cell>
          <table:table-cell table:style-name="Table7.B2" office:value-type="string">
            <text:p text:style-name="P65">Status <text:span text:style-name="T39">{ </text:span>Code, message<text:span text:style-name="T39">}</text:span></text:p>
          </table:table-cell>
        </table:table-row>
      </table:table>
      <text:p text:style-name="P13"/>
      <text:p text:style-name="P13"/>
      <table:table table:name="Table8" table:style-name="Table8">
        <table:table-column table:style-name="Table8.A"/>
        <table:table-column table:style-name="Table8.B"/>
        <table:table-row table:style-name="TableLine1879600211344">
          <table:table-cell table:style-name="Table8.A1" office:value-type="string">
            <text:p text:style-name="P73">Name</text:p>
          </table:table-cell>
          <table:table-cell table:style-name="Table8.B1" office:value-type="string">
            <text:p text:style-name="P85">List of comments</text:p>
          </table:table-cell>
        </table:table-row>
        <table:table-row table:style-name="TableLine1879600220864">
          <table:table-cell table:style-name="Table8.A2" office:value-type="string">
            <text:p text:style-name="P73">Short Description</text:p>
          </table:table-cell>
          <table:table-cell table:style-name="Table8.B2" office:value-type="string">
            <text:p text:style-name="P96">Get the list of comments for the selected video</text:p>
          </table:table-cell>
        </table:table-row>
        <table:table-row table:style-name="TableLine1879600227664">
          <table:table-cell table:style-name="Table8.A2" office:value-type="string">
            <text:p text:style-name="P73">HTTP Method</text:p>
          </table:table-cell>
          <table:table-cell table:style-name="Table8.B2" office:value-type="string">
            <text:p text:style-name="P85">GET</text:p>
          </table:table-cell>
        </table:table-row>
        <table:table-row table:style-name="TableLine1879600221952">
          <table:table-cell table:style-name="Table8.A2" office:value-type="string">
            <text:p text:style-name="P73">Input Parameters</text:p>
          </table:table-cell>
          <table:table-cell table:style-name="Table8.B2" office:value-type="string">
            <text:p text:style-name="P80">UserId, userType, <text:span text:style-name="T40">videoId</text:span></text:p>
          </table:table-cell>
        </table:table-row>
        <table:table-row table:style-name="TableLine1879600215968">
          <table:table-cell table:style-name="Table8.A2" office:value-type="string">
            <text:p text:style-name="P73">Output Parameters</text:p>
          </table:table-cell>
          <table:table-cell table:style-name="Table8.B2" office:value-type="string">
            <text:p text:style-name="P65">Status <text:span text:style-name="T39">{ </text:span>Code, message<text:span text:style-name="T39">}, </text:span><text:span text:style-name="T40">list of comments{userId, userName, commentedTime, comments}</text:span></text:p>
          </table:table-cell>
        </table:table-row>
      </table:table>
      <text:p text:style-name="P13"/>
      <text:p text:style-name="P14"/>
      <table:table table:name="Table9" table:style-name="Table9">
        <table:table-column table:style-name="Table9.A"/>
        <table:table-column table:style-name="Table9.B"/>
        <table:table-row table:style-name="TableLine1879600223584">
          <table:table-cell table:style-name="Table9.A1" office:value-type="string">
            <text:p text:style-name="P74">Name</text:p>
          </table:table-cell>
          <table:table-cell table:style-name="Table9.B1" office:value-type="string">
            <text:p text:style-name="P85">Post comments</text:p>
          </table:table-cell>
        </table:table-row>
        <table:table-row table:style-name="TableLine1879600217056">
          <table:table-cell table:style-name="Table9.A2" office:value-type="string">
            <text:p text:style-name="P74">Short Description</text:p>
          </table:table-cell>
          <table:table-cell table:style-name="Table9.B2" office:value-type="string">
            <text:p text:style-name="P96"><text:span text:style-name="T16">Post the</text:span> comment for the selected video</text:p>
          </table:table-cell>
        </table:table-row>
        <table:table-row table:style-name="TableLine1879600210528">
          <table:table-cell table:style-name="Table9.A2" office:value-type="string">
            <text:p text:style-name="P74">HTTP Method</text:p>
          </table:table-cell>
          <table:table-cell table:style-name="Table9.B2" office:value-type="string">
            <text:p text:style-name="P85">POST</text:p>
          </table:table-cell>
        </table:table-row>
        <table:table-row table:style-name="TableLine1879600211888">
          <table:table-cell table:style-name="Table9.A2" office:value-type="string">
            <text:p text:style-name="P74">Input Parameters</text:p>
          </table:table-cell>
          <table:table-cell table:style-name="Table9.B2" office:value-type="string">
            <text:p text:style-name="P81">UserId, userType, <text:span text:style-name="T40">videoId, comments</text:span></text:p>
          </table:table-cell>
        </table:table-row>
        <table:table-row table:style-name="TableLine1879600222224">
          <table:table-cell table:style-name="Table9.A2" office:value-type="string">
            <text:p text:style-name="P74">Output Parameters</text:p>
          </table:table-cell>
          <table:table-cell table:style-name="Table9.B2" office:value-type="string">
            <text:p text:style-name="P66">Status <text:span text:style-name="T39">{ </text:span>Code, message<text:span text:style-name="T39">}</text:span></text:p>
          </table:table-cell>
        </table:table-row>
      </table:table>
      <text:p text:style-name="P14"/>
      <text:p text:style-name="P13"/>
      <text:p text:style-name="P13"/>
      <text:p text:style-name="P13"><text:soft-page-break/></text:p>
      <text:p text:style-name="P14"/>
      <table:table table:name="Table10" table:style-name="Table10">
        <table:table-column table:style-name="Table10.A"/>
        <table:table-column table:style-name="Table10.B"/>
        <table:table-row table:style-name="TableLine1879600226304">
          <table:table-cell table:style-name="Table10.A1" office:value-type="string">
            <text:p text:style-name="P74">Name</text:p>
          </table:table-cell>
          <table:table-cell table:style-name="Table10.B1" office:value-type="string">
            <text:p text:style-name="P85">Create playlist</text:p>
          </table:table-cell>
        </table:table-row>
        <table:table-row table:style-name="TableLine1879600212160">
          <table:table-cell table:style-name="Table10.A2" office:value-type="string">
            <text:p text:style-name="P74">Short Description</text:p>
          </table:table-cell>
          <table:table-cell table:style-name="Table10.B2" office:value-type="string">
            <text:p text:style-name="P85">This api will create a playlist to store videos</text:p>
          </table:table-cell>
        </table:table-row>
        <table:table-row table:style-name="TableLine1879600222768">
          <table:table-cell table:style-name="Table10.A2" office:value-type="string">
            <text:p text:style-name="P74">HTTP Method</text:p>
          </table:table-cell>
          <table:table-cell table:style-name="Table10.B2" office:value-type="string">
            <text:p text:style-name="P85">POST</text:p>
          </table:table-cell>
        </table:table-row>
        <table:table-row table:style-name="TableLine1879600217600">
          <table:table-cell table:style-name="Table10.A2" office:value-type="string">
            <text:p text:style-name="P74">Input Parameters</text:p>
          </table:table-cell>
          <table:table-cell table:style-name="Table10.B2" office:value-type="string">
            <text:p text:style-name="P81">UserId, userType, <text:span text:style-name="T40">playListName,</text:span></text:p>
          </table:table-cell>
        </table:table-row>
        <table:table-row table:style-name="TableLine1879600223040">
          <table:table-cell table:style-name="Table10.A2" office:value-type="string">
            <text:p text:style-name="P74">Output Parameters</text:p>
          </table:table-cell>
          <table:table-cell table:style-name="Table10.B2" office:value-type="string">
            <text:p text:style-name="P66">Status <text:span text:style-name="T39">{ </text:span>Code, message<text:span text:style-name="T39">} </text:span></text:p>
          </table:table-cell>
        </table:table-row>
      </table:table>
      <text:h text:style-name="P106" text:outline-level="2" text:is-list-header="true"/>
      <text:p text:style-name="P15"/>
      <table:table table:name="Table11" table:style-name="Table11">
        <table:table-column table:style-name="Table11.A"/>
        <table:table-column table:style-name="Table11.B"/>
        <table:table-row table:style-name="TableLine1879600213248">
          <table:table-cell table:style-name="Table11.A1" office:value-type="string">
            <text:p text:style-name="P74">Name</text:p>
          </table:table-cell>
          <table:table-cell table:style-name="Table11.B1" office:value-type="string">
            <text:p text:style-name="P85">Add Video to playlist</text:p>
          </table:table-cell>
        </table:table-row>
        <table:table-row table:style-name="TableLine1879600220048">
          <table:table-cell table:style-name="Table11.A2" office:value-type="string">
            <text:p text:style-name="P74">Short Description</text:p>
          </table:table-cell>
          <table:table-cell table:style-name="Table11.B2" office:value-type="string">
            <text:p text:style-name="P85">This api will add the video into selected playlist to store videos</text:p>
          </table:table-cell>
        </table:table-row>
        <table:table-row table:style-name="TableLine1879600214064">
          <table:table-cell table:style-name="Table11.A2" office:value-type="string">
            <text:p text:style-name="P74">HTTP Method</text:p>
          </table:table-cell>
          <table:table-cell table:style-name="Table11.B2" office:value-type="string">
            <text:p text:style-name="P85">POST</text:p>
          </table:table-cell>
        </table:table-row>
        <table:table-row table:style-name="TableLine1879600214336">
          <table:table-cell table:style-name="Table11.A2" office:value-type="string">
            <text:p text:style-name="P74">Input Parameters</text:p>
          </table:table-cell>
          <table:table-cell table:style-name="Table11.B2" office:value-type="string">
            <text:p text:style-name="P81">UserId, userType, <text:span text:style-name="T40">playlist{id, name, video{id} }</text:span></text:p>
          </table:table-cell>
        </table:table-row>
        <table:table-row table:style-name="TableLine1879600217872">
          <table:table-cell table:style-name="Table11.A2" office:value-type="string">
            <text:p text:style-name="P74">Output Parameters</text:p>
          </table:table-cell>
          <table:table-cell table:style-name="Table11.B2" office:value-type="string">
            <text:p text:style-name="P66">Status <text:span text:style-name="T39">{ </text:span>Code, message<text:span text:style-name="T39">}</text:span></text:p>
          </table:table-cell>
        </table:table-row>
      </table:table>
      <text:p text:style-name="P51"/>
      <text:p text:style-name="P52"/>
      <table:table table:name="Table14" table:style-name="Table14">
        <table:table-column table:style-name="Table14.A"/>
        <table:table-column table:style-name="Table14.B"/>
        <table:table-row table:style-name="TableLine1879600224128">
          <table:table-cell table:style-name="Table14.A1" office:value-type="string">
            <text:p text:style-name="P75">Name</text:p>
          </table:table-cell>
          <table:table-cell table:style-name="Table14.B1" office:value-type="string">
            <text:p text:style-name="P86"><text:span text:style-name="T41">Delete</text:span> Video <text:span text:style-name="T41">from</text:span> playlist</text:p>
          </table:table-cell>
        </table:table-row>
        <table:table-row table:style-name="TableLine1879600220320">
          <table:table-cell table:style-name="Table14.A2" office:value-type="string">
            <text:p text:style-name="P75">Short Description</text:p>
          </table:table-cell>
          <table:table-cell table:style-name="Table14.B2" office:value-type="string">
            <text:p text:style-name="P86">This api will <text:span text:style-name="T41">delete</text:span> the video into selected playlist to store videos</text:p>
          </table:table-cell>
        </table:table-row>
        <table:table-row table:style-name="TableLine1879600224944">
          <table:table-cell table:style-name="Table14.A2" office:value-type="string">
            <text:p text:style-name="P75">HTTP Method</text:p>
          </table:table-cell>
          <table:table-cell table:style-name="Table14.B2" office:value-type="string">
            <text:p text:style-name="P87">PUT</text:p>
          </table:table-cell>
        </table:table-row>
        <table:table-row table:style-name="TableLine1879600225216">
          <table:table-cell table:style-name="Table14.A2" office:value-type="string">
            <text:p text:style-name="P75">Input Parameters</text:p>
          </table:table-cell>
          <table:table-cell table:style-name="Table14.B2" office:value-type="string">
            <text:p text:style-name="P82">UserId, userType, <text:span text:style-name="T40">playlist{id, name, video{id} }</text:span></text:p>
          </table:table-cell>
        </table:table-row>
        <table:table-row table:style-name="TableLine1879600225488">
          <table:table-cell table:style-name="Table14.A2" office:value-type="string">
            <text:p text:style-name="P75">Output Parameters</text:p>
          </table:table-cell>
          <table:table-cell table:style-name="Table14.B2" office:value-type="string">
            <text:p text:style-name="P67">Status <text:span text:style-name="T39">{ </text:span>Code, message<text:span text:style-name="T39">}</text:span></text:p>
          </table:table-cell>
        </table:table-row>
      </table:table>
      <text:p text:style-name="P16"/>
      <text:p text:style-name="P16"/>
      <table:table table:name="Table12" table:style-name="Table12">
        <table:table-column table:style-name="Table12.A"/>
        <table:table-column table:style-name="Table12.B"/>
        <table:table-row table:style-name="TableLine1879600225760">
          <table:table-cell table:style-name="Table12.A1" office:value-type="string">
            <text:p text:style-name="P74">Name</text:p>
          </table:table-cell>
          <table:table-cell table:style-name="Table12.B1" office:value-type="string">
            <text:p text:style-name="P85">Get playlist data</text:p>
          </table:table-cell>
        </table:table-row>
        <table:table-row table:style-name="TableLine1879600238816">
          <table:table-cell table:style-name="Table12.A2" office:value-type="string">
            <text:p text:style-name="P74">Short Description</text:p>
          </table:table-cell>
          <table:table-cell table:style-name="Table12.B2" office:value-type="string">
            <text:p text:style-name="P87">This API will get the list of playlists information</text:p>
          </table:table-cell>
        </table:table-row>
        <table:table-row table:style-name="TableLine1879600230384">
          <table:table-cell table:style-name="Table12.A2" office:value-type="string">
            <text:p text:style-name="P74">HTTP Method</text:p>
          </table:table-cell>
          <table:table-cell table:style-name="Table12.B2" office:value-type="string">
            <text:p text:style-name="P87">GET</text:p>
          </table:table-cell>
        </table:table-row>
        <table:table-row table:style-name="TableLine1879600236096">
          <table:table-cell table:style-name="Table12.A2" office:value-type="string">
            <text:p text:style-name="P74">Input Parameters</text:p>
          </table:table-cell>
          <table:table-cell table:style-name="Table12.B2" office:value-type="string">
            <text:p text:style-name="P81">UserId, </text:p>
          </table:table-cell>
        </table:table-row>
        <table:table-row table:style-name="TableLine1879600228208">
          <table:table-cell table:style-name="Table12.A2" office:value-type="string">
            <text:p text:style-name="P74">Output Parameters</text:p>
          </table:table-cell>
          <table:table-cell table:style-name="Table12.B2" office:value-type="string">
            <text:p text:style-name="P66">Status <text:span text:style-name="T39">{ </text:span>Code, message<text:span text:style-name="T39">} </text:span><text:span text:style-name="T41">list of playlist{id, name, count} </text:span></text:p>
          </table:table-cell>
        </table:table-row>
      </table:table>
      <text:p text:style-name="P51"/>
      <text:p text:style-name="P16"/>
      <table:table table:name="Table13" table:style-name="Table13">
        <table:table-column table:style-name="Table13.A"/>
        <table:table-column table:style-name="Table13.B"/>
        <table:table-row table:style-name="TableLine1879600226576">
          <table:table-cell table:style-name="Table13.A1" office:value-type="string">
            <text:p text:style-name="P75">Name</text:p>
          </table:table-cell>
          <table:table-cell table:style-name="Table13.B1" office:value-type="string">
            <text:p text:style-name="P86">Get <text:span text:style-name="T41">videos by</text:span> playlist </text:p>
          </table:table-cell>
        </table:table-row>
        <table:table-row table:style-name="TableLine1879600235280">
          <table:table-cell table:style-name="Table13.A2" office:value-type="string">
            <text:p text:style-name="P75">Short Description</text:p>
          </table:table-cell>
          <table:table-cell table:style-name="Table13.B2" office:value-type="string">
            <text:p text:style-name="P87">This API will get the list of videos from playlist</text:p>
          </table:table-cell>
        </table:table-row>
        <table:table-row table:style-name="TableLine1879600236640">
          <table:table-cell table:style-name="Table13.A2" office:value-type="string">
            <text:p text:style-name="P75">HTTP Method</text:p>
          </table:table-cell>
          <table:table-cell table:style-name="Table13.B2" office:value-type="string">
            <text:p text:style-name="P87">GET</text:p>
          </table:table-cell>
        </table:table-row>
        <table:table-row table:style-name="TableLine1879600229568">
          <table:table-cell table:style-name="Table13.A2" office:value-type="string">
            <text:p text:style-name="P75">Input Parameters</text:p>
          </table:table-cell>
          <table:table-cell table:style-name="Table13.B2" office:value-type="string">
            <text:p text:style-name="P82">UserId, <text:span text:style-name="T41">playlistId</text:span></text:p>
          </table:table-cell>
        </table:table-row>
        <table:table-row table:style-name="TableLine1879600234464">
          <table:table-cell table:style-name="Table13.A2" office:value-type="string">
            <text:p text:style-name="P75">Output Parameters</text:p>
          </table:table-cell>
          <table:table-cell table:style-name="Table13.B2" office:value-type="string">
            <text:p text:style-name="P67">Status <text:span text:style-name="T39">{ </text:span>Code, message<text:span text:style-name="T39">} </text:span><text:span text:style-name="T41">list of </text:span><text:span text:style-name="T23">videos</text:span><text:span text:style-name="T22">{ id, name description, <text:s/>videoThumbnail </text:span><text:span text:style-name="T23">}</text:span></text:p>
          </table:table-cell>
        </table:table-row>
      </table:table>
      <text:p text:style-name="P52"/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/>
      <table:table table:name="Table15" table:style-name="Table15">
        <table:table-column table:style-name="Table15.A"/>
        <table:table-column table:style-name="Table15.B"/>
        <text:soft-page-break/>
        <table:table-row table:style-name="TableLine1879600229840">
          <table:table-cell table:style-name="Table15.A1" office:value-type="string">
            <text:p text:style-name="P75">Name</text:p>
          </table:table-cell>
          <table:table-cell table:style-name="Table15.B1" office:value-type="string">
            <text:p text:style-name="P87">Video Details</text:p>
          </table:table-cell>
        </table:table-row>
        <table:table-row table:style-name="TableLine1879600235824">
          <table:table-cell table:style-name="Table15.A2" office:value-type="string">
            <text:p text:style-name="P75">Short Description</text:p>
          </table:table-cell>
          <table:table-cell table:style-name="Table15.B2" office:value-type="string">
            <text:p text:style-name="P87">This API will get the selected video details</text:p>
          </table:table-cell>
        </table:table-row>
        <table:table-row table:style-name="TableLine1879600233920">
          <table:table-cell table:style-name="Table15.A2" office:value-type="string">
            <text:p text:style-name="P75">HTTP Method</text:p>
          </table:table-cell>
          <table:table-cell table:style-name="Table15.B2" office:value-type="string">
            <text:p text:style-name="P87">GET</text:p>
          </table:table-cell>
        </table:table-row>
        <table:table-row table:style-name="TableLine1879600237456">
          <table:table-cell table:style-name="Table15.A2" office:value-type="string">
            <text:p text:style-name="P75">Input Parameters</text:p>
          </table:table-cell>
          <table:table-cell table:style-name="Table15.B2" office:value-type="string">
            <text:p text:style-name="P82">UserId, <text:span text:style-name="T41">videoId</text:span></text:p>
          </table:table-cell>
        </table:table-row>
        <table:table-row table:style-name="TableLine1879600228480">
          <table:table-cell table:style-name="Table15.A2" office:value-type="string">
            <text:p text:style-name="P75">Output Parameters</text:p>
          </table:table-cell>
          <table:table-cell table:style-name="Table15.B2" office:value-type="string">
            <text:p text:style-name="P67">Status <text:span text:style-name="T39">{ </text:span>Code, message<text:span text:style-name="T39">} </text:span><text:span text:style-name="T41">Video</text:span><text:span text:style-name="T39">{ id, name description, channel{id, author, name, description}, </text:span><text:span text:style-name="T22">viewsCount</text:span><text:span text:style-name="T39">, </text:span><text:span text:style-name="T22">likesCount</text:span><text:span text:style-name="T39">, </text:span><text:span text:style-name="T22">shareCount</text:span><text:span text:style-name="T39">, commentsCount, categoryId, videoLink, videoThumbnail</text:span><text:span text:style-name="T23">}</text:span></text:p>
          </table:table-cell>
        </table:table-row>
      </table:table>
      <text:h text:style-name="P107" text:outline-level="2" text:is-list-header="true"/>
      <text:p text:style-name="P6">Contributor:</text:p>
      <text:p text:style-name="P17"/>
      <table:table table:name="Table16" table:style-name="Table16">
        <table:table-column table:style-name="Table16.A"/>
        <table:table-column table:style-name="Table16.B"/>
        <table:table-row table:style-name="TableLine1879600244256">
          <table:table-cell table:style-name="Table16.A1" office:value-type="string">
            <text:p text:style-name="P75">Name</text:p>
          </table:table-cell>
          <table:table-cell table:style-name="Table16.B1" office:value-type="string">
            <text:p text:style-name="P86">Get <text:span text:style-name="T42">published/unpublished videos list</text:span></text:p>
          </table:table-cell>
        </table:table-row>
        <table:table-row table:style-name="TableLine1879600237728">
          <table:table-cell table:style-name="Table16.A2" office:value-type="string">
            <text:p text:style-name="P75">Short Description</text:p>
          </table:table-cell>
          <table:table-cell table:style-name="Table16.B2" office:value-type="string">
            <text:p text:style-name="P88">This API will get the list of <text:span text:style-name="T42">published/unpublished <text:s/></text:span>videos.</text:p>
          </table:table-cell>
        </table:table-row>
        <table:table-row table:style-name="TableLine1879600238272">
          <table:table-cell table:style-name="Table16.A2" office:value-type="string">
            <text:p text:style-name="P75">HTTP Method</text:p>
          </table:table-cell>
          <table:table-cell table:style-name="Table16.B2" office:value-type="string">
            <text:p text:style-name="P87">GET</text:p>
          </table:table-cell>
        </table:table-row>
        <table:table-row table:style-name="TableLine1879600239088">
          <table:table-cell table:style-name="Table16.A2" office:value-type="string">
            <text:p text:style-name="P75">Input Parameters</text:p>
          </table:table-cell>
          <table:table-cell table:style-name="Table16.B2" office:value-type="string">
            <text:p text:style-name="P82">UserId, <text:span text:style-name="T42">isContributor</text:span></text:p>
          </table:table-cell>
        </table:table-row>
        <table:table-row table:style-name="TableLine1879600230656">
          <table:table-cell table:style-name="Table16.A2" office:value-type="string">
            <text:p text:style-name="P75">Output Parameters</text:p>
          </table:table-cell>
          <table:table-cell table:style-name="Table16.B2" office:value-type="string">
            <text:p text:style-name="P68">Status <text:span text:style-name="T39">{ </text:span>Code, message<text:span text:style-name="T39">} </text:span><text:span text:style-name="T41">list of </text:span><text:span text:style-name="T24">published videos</text:span><text:span text:style-name="T22">{ id, name description, <text:s/>videoThumbnail </text:span><text:span text:style-name="T23">}, list of </text:span><text:span text:style-name="T24">unPublished videos</text:span><text:span text:style-name="T22">{ id, name description, <text:s/>videoThumbnail </text:span><text:span text:style-name="T23">}</text:span></text:p>
          </table:table-cell>
        </table:table-row>
      </table:table>
      <text:p text:style-name="P52"/>
      <text:p text:style-name="P17"/>
      <table:table table:name="Table17" table:style-name="Table17">
        <table:table-column table:style-name="Table17.A"/>
        <table:table-column table:style-name="Table17.B"/>
        <table:table-row table:style-name="TableLine1879600239360">
          <table:table-cell table:style-name="Table17.A1" office:value-type="string">
            <text:p text:style-name="P76">Name</text:p>
          </table:table-cell>
          <table:table-cell table:style-name="Table17.B1" office:value-type="string">
            <text:p text:style-name="P90">Publish Video API</text:p>
          </table:table-cell>
        </table:table-row>
        <table:table-row table:style-name="TableLine1879600242080">
          <table:table-cell table:style-name="Table17.A2" office:value-type="string">
            <text:p text:style-name="P76">Short Description</text:p>
          </table:table-cell>
          <table:table-cell table:style-name="Table17.B2" office:value-type="string">
            <text:p text:style-name="P88">This API wil<text:span text:style-name="T42">l publish the video to the server</text:span></text:p>
          </table:table-cell>
        </table:table-row>
        <table:table-row table:style-name="TableLine1879600230928">
          <table:table-cell table:style-name="Table17.A2" office:value-type="string">
            <text:p text:style-name="P76">HTTP Method</text:p>
          </table:table-cell>
          <table:table-cell table:style-name="Table17.B2" office:value-type="string">
            <text:p text:style-name="P90">POST</text:p>
          </table:table-cell>
        </table:table-row>
        <table:table-row table:style-name="TableLine1879600240176">
          <table:table-cell table:style-name="Table17.A2" office:value-type="string">
            <text:p text:style-name="P76">Input Parameters</text:p>
          </table:table-cell>
          <table:table-cell table:style-name="Table17.B2" office:value-type="string">
            <text:p text:style-name="P83">UserId<text:span text:style-name="T42">, Video{ title, authorName, email, profession, } videoData by library</text:span></text:p>
          </table:table-cell>
        </table:table-row>
        <table:table-row table:style-name="TableLine1879600231200">
          <table:table-cell table:style-name="Table17.A2" office:value-type="string">
            <text:p text:style-name="P76">Output Parameters</text:p>
          </table:table-cell>
          <table:table-cell table:style-name="Table17.B2" office:value-type="string">
            <text:p text:style-name="P68">Status <text:span text:style-name="T39">{ </text:span>Code, message<text:span text:style-name="T39">}</text:span></text:p>
          </table:table-cell>
        </table:table-row>
      </table:table>
      <text:p text:style-name="P18"/>
      <text:h text:style-name="P108" text:outline-level="2" text:is-list-header="true"/>
      <table:table table:name="Table18" table:style-name="Table18">
        <table:table-column table:style-name="Table18.A"/>
        <table:table-column table:style-name="Table18.B"/>
        <table:table-row table:style-name="TableLine1879600231744">
          <table:table-cell table:style-name="Table18.A1" office:value-type="string">
            <text:p text:style-name="P76">Name</text:p>
          </table:table-cell>
          <table:table-cell table:style-name="Table18.B1" office:value-type="string">
            <text:p text:style-name="P91">User Profile </text:p>
          </table:table-cell>
        </table:table-row>
        <table:table-row table:style-name="TableLine1879600242352">
          <table:table-cell table:style-name="Table18.A2" office:value-type="string">
            <text:p text:style-name="P76">Short Description</text:p>
          </table:table-cell>
          <table:table-cell table:style-name="Table18.B2" office:value-type="string">
            <text:p text:style-name="P62"><text:span text:style-name="T23">This API wil</text:span><text:span text:style-name="T24">l </text:span><text:span text:style-name="T25">get user profile detailsalogn with</text:span> statistics related to the videos they have watched.</text:p>
          </table:table-cell>
        </table:table-row>
        <table:table-row table:style-name="TableLine1879600243984">
          <table:table-cell table:style-name="Table18.A2" office:value-type="string">
            <text:p text:style-name="P76">HTTP Method</text:p>
          </table:table-cell>
          <table:table-cell table:style-name="Table18.B2" office:value-type="string">
            <text:p text:style-name="P91">GET</text:p>
          </table:table-cell>
        </table:table-row>
        <table:table-row table:style-name="TableLine1879600245072">
          <table:table-cell table:style-name="Table18.A2" office:value-type="string">
            <text:p text:style-name="P76">Input Parameters</text:p>
          </table:table-cell>
          <table:table-cell table:style-name="Table18.B2" office:value-type="string">
            <text:p text:style-name="P83">UserId</text:p>
          </table:table-cell>
        </table:table-row>
        <table:table-row table:style-name="TableLine1879600229296">
          <table:table-cell table:style-name="Table18.A2" office:value-type="string">
            <text:p text:style-name="P76">Output Parameters</text:p>
          </table:table-cell>
          <table:table-cell table:style-name="Table18.B2" office:value-type="string">
            <text:p text:style-name="P69">Status <text:span text:style-name="T39">{ </text:span>Code, message<text:span text:style-name="T39">} </text:span></text:p>
            <text:p text:style-name="P98">userProfile{name, profileImageUrl, profession, websiteName, hashTags}, </text:p>
            <text:p text:style-name="P98">statistics{videosWatched, playlists, totalViews, visitors, likesCount, sharesCount}, </text:p>
            <text:p text:style-name="P98"/>
            <text:p text:style-name="P98">list of total views{ month, viewsCount}</text:p>
            <text:p text:style-name="P20"/>
          </table:table-cell>
        </table:table-row>
      </table:table>
      <text:p text:style-name="P53"/>
      <text:p text:style-name="P54"/>
      <text:p text:style-name="P54"/>
      <text:p text:style-name="P54"/>
      <text:p text:style-name="P54"/>
      <text:p text:style-name="P54"/>
      <text:p text:style-name="P54"/>
      <table:table table:name="Table19" table:style-name="Table19">
        <table:table-column table:style-name="Table19.A"/>
        <table:table-column table:style-name="Table19.B"/>
        <text:soft-page-break/>
        <table:table-row table:style-name="TableLine1879600241536">
          <table:table-cell table:style-name="Table19.A1" office:value-type="string">
            <text:p text:style-name="P76">Name</text:p>
          </table:table-cell>
          <table:table-cell table:style-name="Table19.B1" office:value-type="string">
            <text:p text:style-name="P92">Top Videos of user</text:p>
          </table:table-cell>
        </table:table-row>
        <table:table-row table:style-name="TableLine1879600232832">
          <table:table-cell table:style-name="Table19.A2" office:value-type="string">
            <text:p text:style-name="P76">Short Description</text:p>
          </table:table-cell>
          <table:table-cell table:style-name="Table19.B2" office:value-type="string">
            <text:p text:style-name="P88">This API wil<text:span text:style-name="T42">l </text:span><text:span text:style-name="T44">get the list of top</text:span><text:span text:style-name="T42"> video </text:span><text:span text:style-name="T44">of the contributor.</text:span></text:p>
          </table:table-cell>
        </table:table-row>
        <table:table-row table:style-name="TableLine1879600234192">
          <table:table-cell table:style-name="Table19.A2" office:value-type="string">
            <text:p text:style-name="P76">HTTP Method</text:p>
          </table:table-cell>
          <table:table-cell table:style-name="Table19.B2" office:value-type="string">
            <text:p text:style-name="P92">GET</text:p>
          </table:table-cell>
        </table:table-row>
        <table:table-row table:style-name="TableLine1879600249424">
          <table:table-cell table:style-name="Table19.A2" office:value-type="string">
            <text:p text:style-name="P76">Input Parameters</text:p>
          </table:table-cell>
          <table:table-cell table:style-name="Table19.B2" office:value-type="string">
            <text:p text:style-name="P83">UserId</text:p>
          </table:table-cell>
        </table:table-row>
        <table:table-row table:style-name="TableLine1879600250512">
          <table:table-cell table:style-name="Table19.A2" office:value-type="string">
            <text:p text:style-name="P76">Output Parameters</text:p>
          </table:table-cell>
          <table:table-cell table:style-name="Table19.B2" office:value-type="string">
            <text:p text:style-name="P68">Status <text:span text:style-name="T39">{ </text:span>Code, message<text:span text:style-name="T39">} </text:span></text:p>
            <text:p text:style-name="P68"/>
            <text:p text:style-name="P99">list of topVideos{id, name, videoThumbNail, viewsCount, commentsCount, likesCount, sharesCount}</text:p>
          </table:table-cell>
        </table:table-row>
      </table:table>
      <text:p text:style-name="P53"/>
      <text:h text:style-name="P110" text:outline-level="2" text:is-list-header="true"/>
      <table:table table:name="Table20" table:style-name="Table20">
        <table:table-column table:style-name="Table20.A"/>
        <table:table-column table:style-name="Table20.B"/>
        <table:table-row table:style-name="TableLine1879600232288">
          <table:table-cell table:style-name="Table20.A1" office:value-type="string">
            <text:p text:style-name="P77">Name</text:p>
          </table:table-cell>
          <table:table-cell table:style-name="Table20.B1" office:value-type="string">
            <text:p text:style-name="P93">Top <text:span text:style-name="T45">Views</text:span> of <text:span text:style-name="T45">contributor</text:span></text:p>
          </table:table-cell>
        </table:table-row>
        <table:table-row table:style-name="TableLine1879600255680">
          <table:table-cell table:style-name="Table20.A2" office:value-type="string">
            <text:p text:style-name="P77">Short Description</text:p>
          </table:table-cell>
          <table:table-cell table:style-name="Table20.B2" office:value-type="string">
            <text:p text:style-name="P89">This API wil<text:span text:style-name="T42">l </text:span><text:span text:style-name="T44">get the list of top</text:span><text:span text:style-name="T42"> </text:span><text:span text:style-name="T45">views</text:span><text:span text:style-name="T42"> </text:span><text:span text:style-name="T44">of the contributor </text:span><text:span text:style-name="T45">based on daily, weekly and monthly analysis.</text:span></text:p>
          </table:table-cell>
        </table:table-row>
        <table:table-row table:style-name="TableLine1879600249152">
          <table:table-cell table:style-name="Table20.A2" office:value-type="string">
            <text:p text:style-name="P77">HTTP Method</text:p>
          </table:table-cell>
          <table:table-cell table:style-name="Table20.B2" office:value-type="string">
            <text:p text:style-name="P93">GET</text:p>
          </table:table-cell>
        </table:table-row>
        <table:table-row table:style-name="TableLine1879600251056">
          <table:table-cell table:style-name="Table20.A2" office:value-type="string">
            <text:p text:style-name="P77">Input Parameters</text:p>
          </table:table-cell>
          <table:table-cell table:style-name="Table20.B2" office:value-type="string">
            <text:p text:style-name="P84">UserId</text:p>
          </table:table-cell>
        </table:table-row>
        <table:table-row table:style-name="TableLine1879600250784">
          <table:table-cell table:style-name="Table20.A2" office:value-type="string">
            <text:p text:style-name="P77">Output Parameters</text:p>
          </table:table-cell>
          <table:table-cell table:style-name="Table20.B2" office:value-type="string">
            <text:p text:style-name="P70">Status <text:span text:style-name="T39">{ </text:span>Code, message<text:span text:style-name="T39">} </text:span></text:p>
            <text:p text:style-name="P70"/>
            <text:p text:style-name="P100">list of <text:span text:style-name="T26">topViews</text:span>{ </text:p>
            <text:p text:style-name="P101">daily{ day, viewsCount},</text:p>
            <text:p text:style-name="P101">week{name, viewsCount}</text:p>
            <text:p text:style-name="P101">month{name, viewsCount}</text:p>
            <text:p text:style-name="P101">}</text:p>
          </table:table-cell>
        </table:table-row>
      </table:table>
      <text:h text:style-name="P109" text:outline-level="2"><text:bookmark-start text:name="__RefHeading___Toc157225496"/>Component Architecture<text:bookmark-end text:name="__RefHeading___Toc157225496"/></text:h>
      <text:p text:style-name="P43"/>
      <text:h text:style-name="Heading_20_2" text:outline-level="2"><text:bookmark-start text:name="__RefHeading___Toc157225497"/>Bibliography<text:bookmark-end text:name="__RefHeading___Toc157225497"/></text:h>
      <text:p text:style-name="P43"/>
      <text:h text:style-name="Heading_20_1" text:outline-level="1"><text:bookmark-start text:name="__RefHeading___Toc157225498"/>Reference<text:bookmark-end text:name="__RefHeading___Toc157225498"/>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mic Sans MS" svg:font-family="'Comic Sans MS'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style:font-name="Arial" fo:font-family="Arial" style:font-family-generic="swiss" style:font-pitch="variable" fo:language="en" fo:country="US" fo:font-weight="bold" style:font-weight-asian="bold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635cm" fo:margin-right="0cm" fo:text-indent="-0.635cm" style:auto-text-indent="false" fo:keep-with-next="always">
        <style:tab-stops>
          <style:tab-stop style:position="0.635cm"/>
        </style:tab-stops>
      </style:paragraph-properties>
      <style:text-properties fo:font-size="14pt" fo:language="en" fo:country="US" fo:font-weight="bold" style:font-name-asian="Times" style:font-family-asian="Times" style:font-pitch-asian="variabl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88cm" fo:margin-right="0cm" fo:text-indent="-0.953cm" style:auto-text-indent="false" fo:keep-with-next="always">
        <style:tab-stops>
          <style:tab-stop style:position="1.588cm"/>
        </style:tab-stops>
      </style:paragraph-properties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0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Body_20_Text_20_3" style:display-name="Body Text 3" style:family="paragraph" style:parent-style-name="Standard">
      <style:text-properties style:font-name="Times New Roman" fo:font-family="'Times New Roman'" style:font-family-generic="roman" style:font-pitch="variable" fo:font-size="26pt" fo:language="en" fo:country="US" fo:font-weight="bold" style:font-size-asian="26pt" style:font-weight-asian="bold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.071cm" fo:margin-bottom="0cm" style:contextual-spacing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212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94cm" fo:margin-right="0cm" fo:margin-top="0.212cm" fo:margin-bottom="0cm" style:contextual-spacing="false" fo:text-indent="0cm" style:auto-text-indent="false">
        <style:tab-stops>
          <style:tab-stop style:position="1.411cm"/>
          <style:tab-stop style:position="16.958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1.429cm" fo:margin-right="0cm" fo:text-indent="0cm" style:auto-text-indent="false">
        <style:tab-stops>
          <style:tab-stop style:position="2.381cm"/>
          <style:tab-stop style:position="16.958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</text:list-level-style-number>
      <text:list-level-style-number text:level="2" text:style-name="WW8Num1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11cm" fo:text-indent="-0.776cm" fo:margin-left="1.41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429cm" fo:text-indent="-0.794cm" fo:margin-left="1.42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5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466cm" fo:text-indent="-0.688cm" fo:margin-left="2.466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4.191cm" fo:text-indent="-1.27cm" fo:margin-left="4.19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text:list-tab-stop-position="7.112cm" fo:text-indent="-1.905cm" fo:margin-left="7.112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text:list-tab-stop-position="11.176cm" fo:text-indent="-2.54cm" fo:margin-left="11.176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text:list-tab-stop-position="12.954cm" fo:text-indent="-3.175cm" fo:margin-left="12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1.411cm" fo:text-indent="-0.776cm" fo:margin-left="1.411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text:style-name="WW8Num10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794cm" fo:margin-left="1.429cm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152cm" fo:margin-right="0cm" fo:margin-top="0.106cm" fo:margin-bottom="0cm" style:contextual-spacing="false" fo:line-height="200%" fo:text-indent="0cm" style:auto-text-indent="false">
        <style:tab-stops>
          <style:tab-stop style:position="16.828cm" style:type="right"/>
        </style:tab-stops>
      </style:paragraph-properties>
      <style:text-properties officeooo:paragraph-rsid="0003245c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 style:parent-style-name="Header">
      <style:paragraph-properties fo:margin-left="0cm" fo:margin-right="0cm" fo:text-indent="0cm" style:auto-text-indent="false"/>
    </style:style>
    <style:style style:name="MP4" style:family="paragraph" style:parent-style-name="Footer">
      <style:paragraph-properties fo:text-align="center" style:justify-single-word="false"/>
      <style:text-properties fo:color="#ff0000" loext:opacity="100%" style:font-name="Comic Sans MS" style:font-name-complex="Comic Sans MS"/>
    </style:style>
    <style:style style:name="MP5" style:family="paragraph" style:parent-style-name="Footer">
      <style:paragraph-properties fo:margin-left="0cm" fo:margin-right="0.152cm" fo:text-indent="0cm" style:auto-text-indent="false">
        <style:tab-stops>
          <style:tab-stop style:position="12.224cm" style:type="right"/>
        </style:tab-stops>
      </style:paragraph-properties>
    </style:style>
    <style:style style:name="MP6" style:family="paragraph" style:parent-style-name="Footer">
      <style:paragraph-properties fo:margin-left="0cm" fo:margin-right="0cm" fo:text-indent="0cm" style:auto-text-indent="false"/>
      <style:text-properties fo:color="#ff0000" loext:opacity="100%" style:font-name="Comic Sans MS" fo:font-size="8pt" style:font-size-asian="8pt" style:font-name-complex="Comic Sans MS"/>
    </style:style>
    <style:style style:name="MP7" style:family="paragraph" style:parent-style-name="Footer">
      <style:paragraph-properties fo:margin-left="0.159cm" fo:margin-right="0cm" fo:margin-top="0.423cm" fo:margin-bottom="0cm" style:contextual-spacing="false" fo:text-align="center" style:justify-single-word="false" fo:text-indent="0cm" style:auto-text-indent="false"/>
      <style:text-properties fo:color="#999999" loext:opacity="100%" fo:font-size="8pt" style:font-size-asian="8pt"/>
    </style:style>
    <style:style style:name="MP8" style:family="paragraph" style:parent-style-name="Footer">
      <style:paragraph-properties fo:margin-left="0.159cm" fo:margin-right="0cm" fo:text-indent="0cm" style:auto-text-indent="false"/>
    </style:style>
    <style:style style:name="MP9" style:family="paragraph" style:parent-style-name="Footer">
      <style:paragraph-properties fo:text-align="center" style:justify-single-word="false"/>
    </style:style>
    <style:style style:name="MT1" style:family="text">
      <style:text-properties fo:color="#ff0000" loext:opacity="100%"/>
    </style:style>
    <style:style style:name="MT2" style:family="text">
      <style:text-properties fo:color="#808080" loext:opacity="100%" style:text-underline-style="solid" style:text-underline-width="auto" style:text-underline-color="font-color"/>
    </style:style>
    <style:style style:name="MT3" style:family="text">
      <style:text-properties fo:color="#808080" loext:opacity="100%" style:text-underline-style="solid" style:text-underline-width="auto" style:text-underline-color="font-color" officeooo:rsid="0003245c"/>
    </style:style>
    <style:style style:name="MT4" style:family="text">
      <style:text-properties fo:color="#808080" loext:opacity="100%" fo:font-size="8pt" fo:language="fr" fo:country="FR" style:font-size-asian="8pt"/>
    </style:style>
    <style:style style:name="MT5" style:family="text">
      <style:text-properties fo:color="#808080" loext:opacity="100%" fo:language="fr" fo:country="FR"/>
    </style:style>
    <style:style style:name="MT6" style:family="text">
      <style:text-properties fo:color="#808080" loext:opacity="100%" fo:font-size="8pt" style:font-size-asian="8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2cm" svg:stroke-color="#808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2.032cm" fo:margin-left="2.007cm" fo:margin-right="2.00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24cm" fo:margin-left="0cm" fo:margin-right="0cm" fo:margin-bottom="1.425cm" style:dynamic-spacing="true"/>
      </style:header-style>
      <style:footer-style>
        <style:header-footer-properties fo:min-height="1.016cm" fo:margin-left="0cm" fo:margin-right="0cm" fo:margin-top="0.91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0.155cm" svg:y="-0.028cm" svg:width="0.61cm" svg:height="0.61cm" draw:z-index="25"><draw:image xlink:href="Pictures/100002010000008D0000008D9B103226C8CC6FF0.png" xlink:type="simple" xlink:show="embed" xlink:actuate="onLoad" draw:mime-type="image/png"/></draw:frame><draw:line text:anchor-type="char" draw:z-index="9" draw:name="Shape1" draw:style-name="Mgr1" draw:text-style-name="MP2" svg:x1="0.041cm" svg:y1="0.642cm" svg:x2="16.869cm" svg:y2="0.642cm"><text:p/></draw:line><text:span text:style-name="MT1"><text:tab/></text:span><text:span text:style-name="MT2">HLD_</text:span><text:span text:style-name="MT3">Gloopt</text:span><text:span text:style-name="MT2">_v</text:span><text:span text:style-name="MT3">1</text:span><text:span text:style-name="MT2">.00</text:span></text:p>
      </style:header>
      <style:header-first>
        <text:p text:style-name="MP3"><draw:frame draw:style-name="Mfr2" draw:name="Image1" text:anchor-type="as-char" svg:width="16.958cm" svg:height="2.247cm" draw:z-index="0"><draw:image xlink:href="Pictures/1000000000000318000000692FD27E0D5F12920D.jpg" xlink:type="simple" xlink:show="embed" xlink:actuate="onLoad" draw:mime-type="image/jpeg"/></draw:frame></text:p>
      </style:header-first>
      <style:footer>
        <text:p text:style-name="MP4"/>
        <text:p text:style-name="MP5"><text:span text:style-name="MT4">SQC-0200-DP-T301</text:span><text:span text:style-name="MT5"> </text:span><draw:line text:anchor-type="char" draw:z-index="17" draw:name="Shape2" draw:style-name="Mgr1" draw:text-style-name="MP2" svg:x1="0.041cm" svg:y1="-0.122cm" svg:x2="16.869cm" svg:y2="-0.122cm"><text:p/></draw:line><text:span text:style-name="MT5"><text:s text:c="10"/><text:tab/>Robosoft Technologies – Confidential Document<text:tab/><text:tab/><text:tab/></text:span><text:span text:style-name="MT4">Page No. </text:span><text:span text:style-name="Page_20_Number"><text:span text:style-name="MT6"><text:page-number text:select-page="current">9</text:page-number></text:span></text:span></text:p>
        <text:p text:style-name="Footer"><text:span text:style-name="Page_20_Number"><text:span text:style-name="MT6"/></text:span></text:p>
      </style:footer>
      <style:footer-first>
        <text:p text:style-name="MP6"><draw:line text:anchor-type="char" draw:z-index="1" draw:name="Shape3" draw:style-name="Mgr1" draw:text-style-name="MP2" svg:x1="0.041cm" svg:y1="0.646cm" svg:x2="16.869cm" svg:y2="0.646cm"><text:p/></draw:line></text:p>
        <text:p text:style-name="MP7">This document contains confidential information that is Robosoft Technologies property. Do not disclose to or duplicate for others except as authorized by Robosoft Technologies.</text:p>
        <text:p text:style-name="MP8"><text:span text:style-name="MT4">SQC-0200-DP-T301 <text:s text:c="162"/>Page No. </text:span><text:span text:style-name="Page_20_Number"><text:span text:style-name="MT6"><text:page-number text:select-page="current">1</text:page-number></text:span></text:span></text:p>
        <text:p text:style-name="MP9"><text:span text:style-name="Page_20_Number"><text:span text:style-name="MT6"/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HLD_Projectcodename_v0.00</dc:title>
    <dc:subject>Quality System Documentation</dc:subject>
    <meta:keyword>www.robosoftin.com</meta:keyword>
    <dc:description/>
    <meta:initial-creator>Karthik  </meta:initial-creator>
    <meta:creation-date>2018-12-07T19:56:00</meta:creation-date>
    <dc:date>2021-02-13T18:21:35.758000000</dc:date>
    <meta:editing-cycles>5</meta:editing-cycles>
    <meta:editing-duration>PT15M46S</meta:editing-duration>
    <meta:generator>LibreOffice/7.0.4.2$Windows_X86_64 LibreOffice_project/dcf040e67528d9187c66b2379df5ea4407429775</meta:generator>
    <meta:document-statistic meta:table-count="20" meta:image-count="2" meta:object-count="0" meta:page-count="9" meta:paragraph-count="292" meta:word-count="1334" meta:character-count="9322" meta:non-whitespace-character-count="7971"/>
  </office:meta>
</office:document-meta>
</file>